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" manifest:media-type=""/>
  <manifest:file-entry manifest:full-path="ObjectReplacements/Object 5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f6ad9" officeooo:paragraph-rsid="001f6ad9"/>
    </style:style>
    <style:style style:name="P2" style:family="paragraph" style:parent-style-name="Standard">
      <style:text-properties style:font-name="Liberation Serif" officeooo:rsid="001f6ad9" officeooo:paragraph-rsid="0024e9f0"/>
    </style:style>
    <style:style style:name="P3" style:family="paragraph" style:parent-style-name="Standard">
      <style:text-properties fo:font-size="10pt" officeooo:rsid="002d25de" officeooo:paragraph-rsid="00300491" style:font-size-asian="10pt" style:font-size-complex="10pt"/>
    </style:style>
    <style:style style:name="P4" style:family="paragraph" style:parent-style-name="Standard">
      <style:text-properties officeooo:paragraph-rsid="001f6ad9"/>
    </style:style>
    <style:style style:name="P5" style:family="paragraph" style:parent-style-name="Standard">
      <style:text-properties officeooo:paragraph-rsid="00241190"/>
    </style:style>
    <style:style style:name="P6" style:family="paragraph" style:parent-style-name="Standard">
      <style:text-properties officeooo:paragraph-rsid="0024e9f0"/>
    </style:style>
    <style:style style:name="P7" style:family="paragraph" style:parent-style-name="Standard">
      <style:text-properties officeooo:rsid="00284cf9" officeooo:paragraph-rsid="00284cf9"/>
    </style:style>
    <style:style style:name="P8" style:family="paragraph" style:parent-style-name="Standard">
      <style:text-properties officeooo:rsid="002d25de" officeooo:paragraph-rsid="002d25de"/>
    </style:style>
    <style:style style:name="P9" style:family="paragraph" style:parent-style-name="Standard">
      <style:text-properties officeooo:rsid="002e4631" officeooo:paragraph-rsid="002e4631"/>
    </style:style>
    <style:style style:name="P10" style:family="paragraph" style:parent-style-name="Standard">
      <style:text-properties officeooo:rsid="002e4631" officeooo:paragraph-rsid="00300491"/>
    </style:style>
    <style:style style:name="P11" style:family="paragraph" style:parent-style-name="Standard">
      <style:text-properties officeooo:rsid="00300491" officeooo:paragraph-rsid="00300491"/>
    </style:style>
    <style:style style:name="P12" style:family="paragraph" style:parent-style-name="Standard">
      <style:text-properties officeooo:rsid="0031d195" officeooo:paragraph-rsid="0031d195"/>
    </style:style>
    <style:style style:name="P13" style:family="paragraph" style:parent-style-name="Standard">
      <style:text-properties officeooo:paragraph-rsid="0031d195"/>
    </style:style>
    <style:style style:name="P14" style:family="paragraph" style:parent-style-name="Standard">
      <style:text-properties officeooo:paragraph-rsid="003573b9"/>
    </style:style>
    <style:style style:name="P15" style:family="paragraph" style:parent-style-name="Standard">
      <style:text-properties style:font-name="Helvetica" fo:font-size="12pt" officeooo:rsid="003af3e9" officeooo:paragraph-rsid="003dbce7" style:font-size-asian="12pt" style:font-size-complex="12pt"/>
    </style:style>
    <style:style style:name="P16" style:family="paragraph" style:parent-style-name="Standard">
      <style:text-properties fo:font-size="6pt" officeooo:paragraph-rsid="0031d195" style:font-size-asian="5.25pt" style:font-size-complex="6pt"/>
    </style:style>
    <style:style style:name="P17" style:family="paragraph" style:parent-style-name="Standard">
      <style:text-properties fo:font-size="6pt" officeooo:paragraph-rsid="004b10b0" style:font-size-asian="5.25pt" style:font-size-complex="6pt"/>
    </style:style>
    <style:style style:name="P18" style:family="paragraph" style:parent-style-name="Standard">
      <style:text-properties fo:font-size="6pt" officeooo:paragraph-rsid="004f2ae3" style:font-size-asian="5.25pt" style:font-size-complex="6pt"/>
    </style:style>
    <style:style style:name="P19" style:family="paragraph" style:parent-style-name="Standard">
      <style:text-properties fo:font-size="10.5pt" officeooo:paragraph-rsid="0031d195" style:font-size-asian="9.14999961853027pt" style:font-size-complex="10.5pt"/>
    </style:style>
    <style:style style:name="P20" style:family="paragraph" style:parent-style-name="Standard">
      <style:text-properties officeooo:paragraph-rsid="004b10b0"/>
    </style:style>
    <style:style style:name="P21" style:family="paragraph" style:parent-style-name="Standard">
      <style:text-properties officeooo:paragraph-rsid="004f2ae3"/>
    </style:style>
    <style:style style:name="P22" style:family="paragraph" style:parent-style-name="Standard">
      <style:text-properties officeooo:rsid="0051b3e5" officeooo:paragraph-rsid="0051b3e5"/>
    </style:style>
    <style:style style:name="P2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in" fo:margin-right="0in" fo:margin-top="0in" fo:margin-bottom="0in" fo:line-height="100%" fo:text-indent="0in"/>
    </style:style>
    <style:style style:name="P25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2" style:family="text">
      <style:text-properties style:font-name="Liberation Mono" fo:font-size="10.5pt" fo:font-style="normal" fo:font-weight="normal" style:font-size-asian="10.5pt" style:font-style-asian="normal" style:font-weight-asian="normal" style:font-size-complex="10pt"/>
    </style:style>
    <style:style style:name="T3" style:family="text">
      <style:text-properties style:font-name="Liberation Mono" fo:font-size="10.5pt" fo:font-style="normal" fo:font-weight="normal" officeooo:rsid="0031d195" style:font-size-asian="10.5pt" style:font-style-asian="normal" style:font-weight-asian="normal" style:font-size-complex="10pt"/>
    </style:style>
    <style:style style:name="T4" style:family="text">
      <style:text-properties style:font-name="Liberation Mono" fo:font-style="normal" fo:font-weight="normal" officeooo:rsid="0031d195" style:font-style-asian="normal" style:font-weight-asian="normal"/>
    </style:style>
    <style:style style:name="T5" style:family="text">
      <style:text-properties fo:font-size="10pt" officeooo:rsid="001f6ad9" style:font-size-asian="10pt" style:font-size-complex="10pt"/>
    </style:style>
    <style:style style:name="T6" style:family="text">
      <style:text-properties fo:font-size="10pt" officeooo:rsid="00241190" style:font-size-asian="10pt" style:font-size-complex="10pt"/>
    </style:style>
    <style:style style:name="T7" style:family="text">
      <style:text-properties fo:font-size="10pt" fo:font-style="normal" fo:font-weight="normal" officeooo:rsid="0024e9f0" style:font-size-asian="10pt" style:font-style-asian="normal" style:font-weight-asian="normal" style:font-size-complex="10pt"/>
    </style:style>
    <style:style style:name="T8" style:family="text">
      <style:text-properties fo:font-size="10pt" fo:font-style="normal" fo:font-weight="normal" officeooo:rsid="001e4e92" style:font-size-asian="10pt" style:font-style-asian="normal" style:font-weight-asian="normal" style:font-size-complex="10pt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font-name="Liberation Serif" fo:font-size="10pt" fo:font-style="normal" fo:font-weight="normal" style:font-size-asian="10pt" style:font-style-asian="normal" style:font-weight-asian="normal" style:font-size-complex="10pt"/>
    </style:style>
    <style:style style:name="T11" style:family="text">
      <style:text-properties style:font-name="Liberation Serif" fo:font-size="10pt" fo:font-style="normal" fo:font-weight="normal" officeooo:rsid="001e4e92" style:font-size-asian="10pt" style:font-style-asian="normal" style:font-weight-asian="normal" style:font-size-complex="10pt"/>
    </style:style>
    <style:style style:name="T12" style:family="text">
      <style:text-properties style:font-name="Liberation Serif" fo:font-size="10pt" fo:font-style="normal" fo:font-weight="normal" officeooo:rsid="001f6ad9" style:font-size-asian="10pt" style:font-style-asian="normal" style:font-weight-asian="normal" style:font-size-complex="10pt"/>
    </style:style>
    <style:style style:name="T13" style:family="text">
      <style:text-properties style:font-name="Liberation Serif" fo:font-size="10pt" fo:font-style="normal" fo:font-weight="normal" officeooo:rsid="0024e9f0" style:font-size-asian="10pt" style:font-style-asian="normal" style:font-weight-asian="normal" style:font-size-complex="10pt"/>
    </style:style>
    <style:style style:name="T14" style:family="text">
      <style:text-properties style:font-name="Liberation Serif" fo:font-size="10pt" fo:font-style="normal" fo:font-weight="normal" officeooo:rsid="002e4631" style:font-size-asian="10pt" style:font-style-asian="normal" style:font-weight-asian="normal" style:font-size-complex="10pt"/>
    </style:style>
    <style:style style:name="T15" style:family="text">
      <style:text-properties style:font-name="Liberation Serif" fo:font-size="10pt" fo:font-style="normal" fo:font-weight="normal" officeooo:rsid="00300491" style:font-size-asian="10pt" style:font-style-asian="normal" style:font-weight-asian="normal" style:font-size-complex="10pt"/>
    </style:style>
    <style:style style:name="T16" style:family="text">
      <style:text-properties style:font-name="Liberation Serif" fo:font-size="10pt" fo:font-style="normal" fo:font-weight="normal" officeooo:rsid="0031d195" style:font-size-asian="10pt" style:font-style-asian="normal" style:font-weight-asian="normal" style:font-size-complex="10pt"/>
    </style:style>
    <style:style style:name="T17" style:family="text">
      <style:text-properties fo:font-size="10.5pt" fo:font-style="normal" fo:font-weight="normal" style:font-size-asian="10.5pt" style:font-style-asian="normal" style:font-weight-asian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31d195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25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draw:auto-grow-height="false" fo:min-height="0.1571in" fo:min-width="0.1016in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" style:family="graphic" style:list-style-name="L2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2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2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2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3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3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4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32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0" style:family="graphic" style:list-style-name="L33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" style:family="graphic" style:list-style-name="L34">
      <style:graphic-properties draw:stroke="dash" draw:stroke-dash="Fine_20_Dashed" svg:stroke-width="0in" svg:stroke-color="#000000" draw:marker-start="" draw:marker-start-width="0.0484in" draw:marker-start-center="false" draw:marker-end="" draw:marker-end-width="0.0484in" draw:marker-end-center="false" draw:fill="none" draw:fill-color="#000000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35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draw:auto-grow-height="false" fo:min-height="0.1571in" fo:min-width="0.1016in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3" style:family="graphic" style:list-style-name="L3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3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3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3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4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4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4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42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0" style:family="graphic" style:list-style-name="L43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1" style:family="graphic" style:list-style-name="L44">
      <style:graphic-properties draw:stroke="dash" draw:stroke-dash="Fine_20_Dashed" svg:stroke-width="0in" svg:stroke-color="#000000" draw:marker-start="" draw:marker-start-width="0.0484in" draw:marker-start-center="false" draw:marker-end="" draw:marker-end-width="0.0484in" draw:marker-end-center="false" draw:fill="none" draw:fill-color="#000000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45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draw:auto-grow-height="false" fo:min-height="0.1571in" fo:min-width="0.1016in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3" style:family="graphic" style:list-style-name="L4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4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4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4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5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5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4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52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0" style:family="graphic" style:list-style-name="L53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1" style:family="graphic" style:list-style-name="L54">
      <style:graphic-properties draw:stroke="dash" draw:stroke-dash="Fine_20_Dashed" svg:stroke-width="0in" svg:stroke-color="#000000" draw:marker-start="" draw:marker-start-width="0.0484in" draw:marker-start-center="false" draw:marker-end="" draw:marker-end-width="0.0484in" draw:marker-end-center="false" draw:fill="none" draw:fill-color="#000000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55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draw:auto-grow-height="false" fo:min-height="0.1598in" fo:min-width="0.1016in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3" style:family="graphic" style:list-style-name="L5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0457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5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0457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5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0457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5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0457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6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0457in" fo:min-width="0.05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6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0457in" fo:min-width="0.04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62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0" style:family="graphic" style:list-style-name="L63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1" style:family="graphic" style:list-style-name="L64">
      <style:graphic-properties draw:stroke="dash" draw:stroke-dash="Fine_20_Dashed" svg:stroke-width="0in" svg:stroke-color="#000000" draw:marker-start="" draw:marker-start-width="0.0484in" draw:marker-start-center="false" draw:marker-end="" draw:marker-end-width="0.0484in" draw:marker-end-center="false" draw:fill="none" draw:fill-color="#000000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Об'єкт69" text:anchor-type="as-char" svg:y="-0.4846in" svg:width="5.7354in" svg:height="0.9228in" draw:z-index="72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Об'єкт1" text:anchor-type="as-char" svg:y="-0.772in" svg:width="4.1937in" svg:height="1.486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span text:style-name="T1"><draw:frame draw:style-name="fr1" draw:name="Об'єкт2" text:anchor-type="as-char" svg:y="-0.2307in" svg:width="0.5602in" svg:height="0.4256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4"><draw:g text:anchor-type="paragraph" draw:z-index="27" draw:style-name="gr1"><draw:custom-shape draw:style-name="gr2" draw:text-style-name="P23" svg:width="0.5043in" svg:height="0.4378in" draw:transform="rotate (0.25865779514556) translate (3.11041666666667in 0.485416666666667in)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25" svg:width="0.1362in" svg:height="0.2594in" svg:x="3.0854in" svg:y="0.2563in"><draw:text-box><text:p text:style-name="P24"><text:span text:style-name="T21">A</text:span></text:p></draw:text-box></draw:frame><draw:frame draw:style-name="gr4" draw:text-style-name="P25" svg:width="0.137in" svg:height="0.2594in" svg:x="3.4165in" svg:y="0.1799in"><draw:text-box><text:p text:style-name="P24"><text:span text:style-name="T21">B</text:span></text:p></draw:text-box></draw:frame><draw:frame draw:style-name="gr5" draw:text-style-name="P25" svg:width="0.1421in" svg:height="0.2594in" svg:x="3.6563in" svg:y="0.4327in"><draw:text-box><text:p text:style-name="P24"><text:span text:style-name="T21">C</text:span></text:p></draw:text-box></draw:frame><draw:frame draw:style-name="gr6" draw:text-style-name="P25" svg:width="0.1413in" svg:height="0.2594in" svg:x="3.563in" svg:y="0.7591in"><draw:text-box><text:p text:style-name="P24"><text:span text:style-name="T21">D</text:span></text:p></draw:text-box></draw:frame><draw:frame draw:style-name="gr7" draw:text-style-name="P25" svg:width="0.1362in" svg:height="0.2594in" svg:x="3.2264in" svg:y="0.828in"><draw:text-box><text:p text:style-name="P24"><text:span text:style-name="T21">E</text:span></text:p></draw:text-box></draw:frame><draw:frame draw:style-name="gr8" draw:text-style-name="P25" svg:width="0.1315in" svg:height="0.2594in" svg:x="3.0083in" svg:y="0.5937in"><draw:text-box><text:p text:style-name="P24"><text:span text:style-name="T21">F</text:span></text:p></draw:text-box></draw:frame><draw:line draw:style-name="gr9" draw:text-style-name="P23" svg:x1="3.4083in" svg:y1="0.3087in" svg:x2="3.2083in" svg:y2="0.3587in"><text:p/></draw:line><draw:line draw:style-name="gr10" draw:text-style-name="P23" svg:x1="3.0976in" svg:y1="0.6299in" svg:x2="3.1583in" svg:y2="0.4299in"><text:p/></draw:line><draw:line draw:style-name="gr11" draw:text-style-name="P23" svg:x1="3.2083in" svg:y1="0.4197in" svg:x2="3.6083in" svg:y2="0.8197in"><text:p/></draw:line></draw:g></text:p>
      <text:p text:style-name="P14"/>
      <text:p text:style-name="P1"><text:span text:style-name="T17">Let's write a recurrence relation for</text:span><text:span text:style-name="T17"><draw:frame draw:style-name="fr1" draw:name="Об'єкт8" text:anchor-type="as-char" svg:y="-0.1484in" svg:width="0.2591in" svg:height="0.2098in" draw:z-index="9"><draw:object xlink:href="./Object 4" xlink:type="simple" xlink:show="embed" xlink:actuate="onLoad"/><draw:image xlink:href="./ObjectReplacements/Object 4" xlink:type="simple" xlink:show="embed" xlink:actuate="onLoad"/></draw:frame></text:span><text:span text:style-name="T17">,</text:span></text:p>
      <text:p text:style-name="P2"><text:span text:style-name="T7">and simplify it, using equations (1) </text:span><text:span text:style-name="T8">:</text:span></text:p>
      <text:p text:style-name="Standard"><text:span text:style-name="T6">(2)</text:span><text:tab/><draw:frame draw:style-name="fr1" draw:name="Об'єкт3" text:anchor-type="as-char" svg:y="-0.1484in" svg:width="1.822in" svg:height="0.2098in" draw:z-index="8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Standard"><draw:g text:anchor-type="paragraph" draw:z-index="28" draw:style-name="gr1"><draw:custom-shape draw:style-name="gr12" draw:text-style-name="P23" svg:width="0.5043in" svg:height="0.4378in" draw:transform="rotate (0.25865779514556) translate (3.11805555555556in 0.398611111111111in)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13" draw:text-style-name="P25" svg:width="0.1362in" svg:height="0.2594in" svg:x="3.0933in" svg:y="0.1693in"><draw:text-box><text:p text:style-name="P24"><text:span text:style-name="T21">A</text:span></text:p></draw:text-box></draw:frame><draw:frame draw:style-name="gr14" draw:text-style-name="P25" svg:width="0.137in" svg:height="0.2594in" svg:x="3.4244in" svg:y="0.0929in"><draw:text-box><text:p text:style-name="P24"><text:span text:style-name="T21">B</text:span></text:p></draw:text-box></draw:frame><draw:frame draw:style-name="gr15" draw:text-style-name="P25" svg:width="0.1421in" svg:height="0.2594in" svg:x="3.6642in" svg:y="0.3457in"><draw:text-box><text:p text:style-name="P24"><text:span text:style-name="T21">C</text:span></text:p></draw:text-box></draw:frame><draw:frame draw:style-name="gr16" draw:text-style-name="P25" svg:width="0.1413in" svg:height="0.2594in" svg:x="3.5709in" svg:y="0.672in"><draw:text-box><text:p text:style-name="P24"><text:span text:style-name="T21">D</text:span></text:p></draw:text-box></draw:frame><draw:frame draw:style-name="gr17" draw:text-style-name="P25" svg:width="0.1362in" svg:height="0.2594in" svg:x="3.2343in" svg:y="0.7409in"><draw:text-box><text:p text:style-name="P24"><text:span text:style-name="T21">E</text:span></text:p></draw:text-box></draw:frame><draw:frame draw:style-name="gr18" draw:text-style-name="P25" svg:width="0.1315in" svg:height="0.2594in" svg:x="3.0161in" svg:y="0.5067in"><draw:text-box><text:p text:style-name="P24"><text:span text:style-name="T21">F</text:span></text:p></draw:text-box></draw:frame><draw:line draw:style-name="gr19" draw:text-style-name="P23" svg:x1="3.2453in" svg:y1="0.2819in" svg:x2="3.4559in" svg:y2="0.2319in"><text:p/></draw:line><draw:line draw:style-name="gr20" draw:text-style-name="P23" svg:x1="3.7063in" svg:y1="0.3819in" svg:x2="3.5563in" svg:y2="0.2319in"><text:p/></draw:line><draw:line draw:style-name="gr21" draw:text-style-name="P23" svg:x1="3.2161in" svg:y1="0.3323in" svg:x2="3.6161in" svg:y2="0.7323in"><text:p/></draw:line></draw:g></text:p>
      <text:p text:style-name="Standard"/>
      <text:p text:style-name="P4"><text:span text:style-name="T5">Now, let's write </text:span><text:span text:style-name="T6">a </text:span><text:span text:style-name="T5">recurrence </text:span><text:span text:style-name="T6">a </text:span><text:span text:style-name="T5">relation for</text:span><text:span text:style-name="T5"><draw:frame draw:style-name="fr1" draw:name="Об'єкт10" text:anchor-type="as-char" svg:y="-0.1484in" svg:width="0.3772in" svg:height="0.2098in" draw:z-index="4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5">:</text:span></text:p>
      <text:p text:style-name="P5"><text:span text:style-name="T11">(</text:span><text:span text:style-name="T13">3</text:span><text:span text:style-name="T11">)<text:tab/></text:span><text:span text:style-name="T11"><draw:frame draw:style-name="fr1" draw:name="Об'єкт5" text:anchor-type="as-char" svg:y="-0.1484in" svg:width="1.2492in" svg:height="0.2098in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Standard"><draw:g text:anchor-type="paragraph" draw:z-index="29" draw:style-name="gr1"><draw:custom-shape draw:style-name="gr22" draw:text-style-name="P23" svg:width="0.5043in" svg:height="0.4378in" draw:transform="rotate (0.25865779514556) translate (3.12638888888889in 0.445833333333333in)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23" draw:text-style-name="P25" svg:width="0.1362in" svg:height="0.2594in" svg:x="3.1016in" svg:y="0.2165in"><draw:text-box><text:p text:style-name="P24"><text:span text:style-name="T21">A</text:span></text:p></draw:text-box></draw:frame><draw:frame draw:style-name="gr24" draw:text-style-name="P25" svg:width="0.137in" svg:height="0.2594in" svg:x="3.4327in" svg:y="0.1402in"><draw:text-box><text:p text:style-name="P24"><text:span text:style-name="T21">B</text:span></text:p></draw:text-box></draw:frame><draw:frame draw:style-name="gr25" draw:text-style-name="P25" svg:width="0.1421in" svg:height="0.2594in" svg:x="3.6724in" svg:y="0.3929in"><draw:text-box><text:p text:style-name="P24"><text:span text:style-name="T21">C</text:span></text:p></draw:text-box></draw:frame><draw:frame draw:style-name="gr26" draw:text-style-name="P25" svg:width="0.1413in" svg:height="0.2594in" svg:x="3.5791in" svg:y="0.7193in"><draw:text-box><text:p text:style-name="P24"><text:span text:style-name="T21">D</text:span></text:p></draw:text-box></draw:frame><draw:frame draw:style-name="gr27" draw:text-style-name="P25" svg:width="0.1362in" svg:height="0.2594in" svg:x="3.2425in" svg:y="0.7882in"><draw:text-box><text:p text:style-name="P24"><text:span text:style-name="T21">E</text:span></text:p></draw:text-box></draw:frame><draw:frame draw:style-name="gr28" draw:text-style-name="P25" svg:width="0.1315in" svg:height="0.2594in" svg:x="3.0244in" svg:y="0.5539in"><draw:text-box><text:p text:style-name="P24"><text:span text:style-name="T21">F</text:span></text:p></draw:text-box></draw:frame><draw:line draw:style-name="gr29" draw:text-style-name="P23" svg:x1="3.7039in" svg:y1="0.7787in" svg:x2="3.7539in" svg:y2="0.5787in"><text:p/></draw:line><draw:line draw:style-name="gr30" draw:text-style-name="P23" svg:x1="3.5539in" svg:y1="0.2787in" svg:x2="3.7539in" svg:y2="0.4787in"><text:p/></draw:line><draw:line draw:style-name="gr31" draw:text-style-name="P23" svg:x1="3.2244in" svg:y1="0.3795in" svg:x2="3.6244in" svg:y2="0.7795in"><text:p/></draw:line></draw:g></text:p>
      <text:p text:style-name="Standard"/>
      <text:p text:style-name="P4"><text:span text:style-name="T11">Now, let's write a recurrence relation for</text:span><text:span text:style-name="T11"><draw:frame draw:style-name="fr1" draw:name="Об'єкт11" text:anchor-type="as-char" svg:y="-0.1484in" svg:width="0.3846in" svg:height="0.2098in" draw:z-index="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1">:</text:span></text:p>
      <text:p text:style-name="P5"><text:span text:style-name="T11">(</text:span><text:span text:style-name="T13">4</text:span><text:span text:style-name="T11">)<text:tab/></text:span><text:span text:style-name="T11"><draw:frame draw:style-name="fr1" draw:name="Об'єкт6" text:anchor-type="as-char" svg:y="-0.1484in" svg:width="1.2602in" svg:height="0.2098in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<text:p text:style-name="Standard"/>
      <text:p text:style-name="Standard"><draw:g text:anchor-type="paragraph" draw:z-index="30" draw:style-name="gr1"><draw:custom-shape draw:style-name="gr32" draw:text-style-name="P23" svg:width="0.5043in" svg:height="0.4406in" draw:transform="skewX (0.00314159265358987) rotate (0.25865779514556) translate (3.10277777777778in 0.312199256342957in)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3" draw:text-style-name="P25" svg:width="0.1362in" svg:height="0.2594in" svg:x="3.078in" svg:y="0.0815in"><draw:text-box><text:p text:style-name="P24"><text:span text:style-name="T21">A</text:span></text:p></draw:text-box></draw:frame><draw:frame draw:style-name="gr34" draw:text-style-name="P25" svg:width="0.137in" svg:height="0.2594in" svg:x="3.4091in" svg:y="0.0043in"><draw:text-box><text:p text:style-name="P24"><text:span text:style-name="T21">B</text:span></text:p></draw:text-box></draw:frame><draw:frame draw:style-name="gr35" draw:text-style-name="P25" svg:width="0.1421in" svg:height="0.2594in" svg:x="3.6488in" svg:y="0.2587in"><draw:text-box><text:p text:style-name="P24"><text:span text:style-name="T21">C</text:span></text:p></draw:text-box></draw:frame><draw:frame draw:style-name="gr36" draw:text-style-name="P25" svg:width="0.1421in" svg:height="0.2594in" svg:x="3.5555in" svg:y="0.5878in"><draw:text-box><text:p text:style-name="P24"><text:span text:style-name="T21">D</text:span></text:p></draw:text-box></draw:frame><draw:frame draw:style-name="gr37" draw:text-style-name="P25" svg:width="0.1362in" svg:height="0.2594in" svg:x="3.2189in" svg:y="0.6563in"><draw:text-box><text:p text:style-name="P24"><text:span text:style-name="T21">E</text:span></text:p></draw:text-box></draw:frame><draw:frame draw:style-name="gr38" draw:text-style-name="P25" svg:width="0.1315in" svg:height="0.2594in" svg:x="3.0008in" svg:y="0.4209in"><draw:text-box><text:p text:style-name="P24"><text:span text:style-name="T21">F</text:span></text:p></draw:text-box></draw:frame><draw:line draw:style-name="gr39" draw:text-style-name="P23" svg:x1="3.3386in" svg:y1="0.8098in" svg:x2="3.5996in" svg:y2="0.7445in"><text:p/></draw:line><draw:line draw:style-name="gr40" draw:text-style-name="P23" svg:x1="3.7398in" svg:y1="0.4587in" svg:x2="3.6795in" svg:y2="0.6591in"><text:p/></draw:line><draw:line draw:style-name="gr41" draw:text-style-name="P23" svg:x1="3.2008in" svg:y1="0.2453in" svg:x2="3.6008in" svg:y2="0.648in"><text:p/></draw:line></draw:g></text:p>
      <text:p text:style-name="P6"><text:span text:style-name="T11">Now, let's write a recurrence relation for</text:span><text:span text:style-name="T11"><draw:frame draw:style-name="fr1" draw:name="Об'єкт12" text:anchor-type="as-char" svg:y="-0.1484in" svg:width="0.4016in" svg:height="0.2098in" draw:z-index="6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1">,</text:span></text:p>
      <text:p text:style-name="P6"><text:span text:style-name="T13">and simplify it, using equations (1) </text:span><text:span text:style-name="T11">:</text:span></text:p>
      <text:p text:style-name="P5"><text:span text:style-name="T12">(</text:span><text:span text:style-name="T13">5</text:span><text:span text:style-name="T12">)</text:span><text:span text:style-name="T11"><text:tab/></text:span><text:span text:style-name="T11"><draw:frame draw:style-name="fr1" draw:name="Об'єкт14" text:anchor-type="as-char" svg:y="-0.1484in" svg:width="1.998in" svg:height="0.2098in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5"/>
      <text:p text:style-name="P7"><text:span text:style-name="T11">U</text:span><text:span text:style-name="T10">sing equations (5) and (3) let's simplify</text:span></text:p>
      <text:p text:style-name="P7"><text:span text:style-name="T10">a recurrence relation for</text:span><text:span text:style-name="T10"><draw:frame draw:style-name="fr1" draw:name="Об'єкт4" text:anchor-type="as-char" svg:y="-0.1484in" svg:width="0.3846in" svg:height="0.2098in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0">:</text:span></text:p>
      <text:p text:style-name="P7"><text:span text:style-name="T10"><text:tab/></text:span><text:span text:style-name="T10"><draw:frame draw:style-name="fr1" draw:name="Об'єкт7" text:anchor-type="as-char" svg:y="-0.152in" svg:width="2.8917in" svg:height="0.2134in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<text:p text:style-name="P7"><text:span text:style-name="T10">And after simplification:</text:span></text:p>
      <text:p text:style-name="P7"><text:span text:style-name="T10">(6)<text:tab/></text:span><text:span text:style-name="T10"><draw:frame draw:style-name="fr1" draw:name="Об'єкт9" text:anchor-type="as-char" svg:y="-0.1484in" svg:width="1.5425in" svg:height="0.2098in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7"/>
      <text:p text:style-name="P7"><text:span text:style-name="T11">U</text:span><text:span text:style-name="T10">sing equation (3) let's simplify </text:span></text:p>
      <text:p text:style-name="P7"><text:span text:style-name="T10">a recurrence relation for</text:span><text:span text:style-name="T10"><draw:frame draw:style-name="fr1" draw:name="Об'єкт13" text:anchor-type="as-char" svg:y="-0.1484in" svg:width="0.2591in" svg:height="0.2098in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0">:</text:span></text:p>
      <text:p text:style-name="P7"><text:span text:style-name="T10">(7)<text:tab/></text:span><text:span text:style-name="T10"><draw:frame draw:style-name="fr1" draw:name="Об'єкт15" text:anchor-type="as-char" svg:y="-0.1484in" svg:width="2.1799in" svg:height="0.2098in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7"/>
      <text:p text:style-name="P7"><text:soft-page-break/></text:p>
      <text:p text:style-name="P7"><text:span text:style-name="T10"><draw:frame draw:style-name="fr1" draw:name="Об'єкт16" text:anchor-type="as-char" svg:y="-0.1484in" svg:width="1.539in" svg:height="0.2098in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/text:p>
      <text:p text:style-name="P7"><text:span text:style-name="T10"><draw:frame draw:style-name="fr1" draw:name="Об'єкт17" text:anchor-type="as-char" svg:y="-0.1484in" svg:width="1.5425in" svg:height="0.2098in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7"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Let's shift the first recurrence relation by replacing <text:span text:style-name="T18">n</text:span> with <text:span text:style-name="T18">(n-2) </text:span><text:span text:style-name="T19">:</text:span></text:p>
      <text:p text:style-name="P7"><text:span text:style-name="T14">(9)<text:tab/></text:span><text:span text:style-name="T10"><draw:frame draw:style-name="fr1" draw:name="Об'єкт18" text:anchor-type="as-char" svg:y="-0.1484in" svg:width="1.7701in" svg:height="0.2098in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7"><text:span text:style-name="T14">(10)<text:tab/></text:span><text:span text:style-name="T10"><draw:frame draw:style-name="fr1" draw:name="Об'єкт20" text:anchor-type="as-char" svg:y="-0.1484in" svg:width="1.9161in" svg:height="0.2091in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7"/>
      <text:p text:style-name="P10"><text:span text:style-name="T10">From equations (9) and (10) we have:</text:span></text:p>
      <text:p text:style-name="P10"><text:span text:style-name="T15">(1</text:span><text:span text:style-name="T16">1</text:span><text:span text:style-name="T15">)<text:tab/></text:span><text:span text:style-name="T10"><draw:frame draw:style-name="fr1" draw:name="Об'єкт22" text:anchor-type="as-char" svg:y="-0.1484in" svg:width="1.5638in" svg:height="0.2098in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10"><text:span text:style-name="T15">(1</text:span><text:span text:style-name="T16">2</text:span><text:span text:style-name="T15">)<text:tab/></text:span><text:span text:style-name="T10"><draw:frame draw:style-name="fr1" draw:name="Об'єкт23" text:anchor-type="as-char" svg:y="-0.1484in" svg:width="1.7098in" svg:height="0.2098in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<text:p text:style-name="P7"/>
      <text:p text:style-name="P8"><text:span text:style-name="T10">Let's multiply the second recurrence relation by 2:</text:span></text:p>
      <text:p text:style-name="P7"><text:span text:style-name="T14"><text:tab/></text:span><text:span text:style-name="T10"><draw:frame draw:style-name="fr1" draw:name="Об'єкт19" text:anchor-type="as-char" svg:y="-0.1484in" svg:width="1.7736in" svg:height="0.2098in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7"><text:span text:style-name="T14">(1</text:span><text:span text:style-name="T16">3</text:span><text:span text:style-name="T14">)<text:tab/></text:span><text:span text:style-name="T10"><draw:frame draw:style-name="fr1" draw:name="Об'єкт21" text:anchor-type="as-char" svg:y="-0.1484in" svg:width="2.1862in" svg:height="0.2091in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9"/>
      <text:p text:style-name="P11"><text:span text:style-name="T10">And, finally, let's replace</text:span><text:span text:style-name="T10"><draw:frame draw:style-name="fr1" draw:name="Об'єкт24" text:anchor-type="as-char" svg:y="-0.1484in" svg:width="0.522in" svg:height="0.2098in" draw:z-index="21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0">and </text:span><text:span text:style-name="T10"><draw:frame draw:style-name="fr1" draw:name="Об'єкт25" text:anchor-type="as-char" svg:y="-0.1484in" svg:width="0.5283in" svg:height="0.2098in" draw:z-index="22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11"><text:span text:style-name="T10">inside equation (1</text:span><text:span text:style-name="T16">3</text:span><text:span text:style-name="T10">), </text:span><text:span text:style-name="T16">using equations (11) and (12) :</text:span></text:p>
      <text:p text:style-name="P11"><text:span text:style-name="T16"><text:tab/></text:span><text:span text:style-name="T16"><draw:frame draw:style-name="fr1" draw:name="Об'єкт26" text:anchor-type="as-char" svg:y="-0.152in" svg:width="2.9929in" svg:height="0.2134in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12"/>
      <text:p text:style-name="P12"><text:span text:style-name="T10">Which can be simplified into:</text:span></text:p>
      <text:p text:style-name="P12"><text:span text:style-name="T10"><text:tab/></text:span><text:span text:style-name="T10"><draw:frame draw:style-name="fr1" draw:name="Об'єкт27" text:anchor-type="as-char" svg:y="-0.1484in" svg:width="1.5898in" svg:height="0.2098in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<text:p text:style-name="P12"/>
      <text:p text:style-name="P12"><text:span text:style-name="T10"><draw:frame draw:style-name="fr1" draw:name="Об'єкт28" text:anchor-type="as-char" svg:y="-0.2307in" svg:width="2.2362in" svg:height="0.4272in" draw:z-index="32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2"/>
      <text:p text:style-name="P12"><text:span text:style-name="T10"><draw:frame draw:style-name="fr1" draw:name="Об'єкт29" text:anchor-type="as-char" svg:y="-0.1484in" svg:width="5.3402in" svg:height="0.2098in" draw:z-index="31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/text:p>
      <text:p text:style-name="P12"/>
      <text:p text:style-name="P12"><text:span text:style-name="T10"><draw:frame draw:style-name="fr1" draw:name="Об'єкт30" text:anchor-type="as-char" svg:y="-0.1484in" svg:width="0.7299in" svg:height="0.2098in" draw:z-index="33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p>
      <text:p text:style-name="P12"><draw:frame draw:style-name="fr1" draw:name="Об'єкт31" text:anchor-type="as-char" svg:y="-0.1484in" svg:width="1.7717in" svg:height="0.2098in" draw:z-index="34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13"><text:span text:style-name="T20"><draw:frame draw:style-name="fr1" draw:name="Об'єкт32" text:anchor-type="as-char" svg:y="-0.1484in" svg:width="1.1154in" svg:height="0.2098in" draw:z-index="35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/text:p>
      <text:p text:style-name="P12"/>
      <text:p text:style-name="P15"><text:span text:style-name="T9">Let's put:</text:span> </text:p>
      <text:p text:style-name="P15"><draw:frame draw:style-name="fr1" draw:name="Об'єкт35" text:anchor-type="as-char" svg:y="-0.1634in" svg:width="0.7063in" svg:height="0.2244in" draw:z-index="42"><draw:object xlink:href="./Object 35" xlink:type="simple" xlink:show="embed" xlink:actuate="onLoad"/><draw:image xlink:href="./ObjectReplacements/Object 35" xlink:type="simple" xlink:show="embed" xlink:actuate="onLoad"/></draw:frame></text:p>
      <text:p text:style-name="P15"><text:span text:style-name="T9">then:</text:span></text:p>
      <text:p text:style-name="P12"><text:span text:style-name="T2"><draw:frame draw:style-name="fr1" draw:name="Об'єкт33" text:anchor-type="as-char" svg:y="-0.1484in" svg:width="4.4161in" svg:height="0.2189in" draw:z-index="36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p>
      <text:p text:style-name="P13"><text:span text:style-name="T3"><text:tab/><text:tab/><text:tab/><text:tab/><text:tab/><text:tab/><text:tab/><text:tab/></text:span><text:span text:style-name="T3"><draw:frame draw:style-name="fr1" draw:name="Об'єкт34" text:anchor-type="as-char" svg:y="-0.1634in" svg:width="1.8772in" svg:height="0.2244in" draw:z-index="37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p>
      <text:p text:style-name="P13"/>
      <text:p text:style-name="P13"/>
      <text:p text:style-name="P13"><text:soft-page-break/><text:span text:style-name="T3"><draw:frame draw:style-name="fr1" draw:name="Об'єкт36" text:anchor-type="as-char" svg:y="-0.1484in" svg:width="0.7299in" svg:height="0.2098in" draw:z-index="38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/text:p>
      <text:p text:style-name="P16"><text:span text:style-name="T4"/></text:p>
      <text:p text:style-name="P13"><text:span text:style-name="T3"><draw:frame draw:style-name="fr1" draw:name="Об'єкт37" text:anchor-type="as-char" svg:y="-0.1634in" svg:width="0.7063in" svg:height="0.2244in" draw:z-index="39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p>
      <text:p text:style-name="P16"><text:span text:style-name="T4"/></text:p>
      <text:p text:style-name="P13"><text:span text:style-name="T3"><draw:frame draw:style-name="fr1" draw:name="Об'єкт38" text:anchor-type="as-char" svg:y="-0.1634in" svg:width="1.5835in" svg:height="0.2236in" draw:z-index="40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16"><text:span text:style-name="T4"/></text:p>
      <text:p text:style-name="P13"><text:span text:style-name="T3"><draw:frame draw:style-name="fr1" draw:name="Об'єкт39" text:anchor-type="as-char" svg:y="-0.1634in" svg:width="1.8799in" svg:height="0.2236in" draw:z-index="41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Об'єкт49" text:anchor-type="as-char" svg:y="-0.1634in" svg:width="1.5846in" svg:height="0.2244in" draw:z-index="52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16"/>
      <text:p text:style-name="P13"><draw:frame draw:style-name="fr1" draw:name="Об'єкт50" text:anchor-type="as-char" svg:y="-0.1634in" svg:width="1.1075in" svg:height="0.2236in" draw:z-index="53"><draw:object xlink:href="./Object 50" xlink:type="simple" xlink:show="embed" xlink:actuate="onLoad"/><draw:image xlink:href="./ObjectReplacements/Object 50" xlink:type="simple" xlink:show="embed" xlink:actuate="onLoad"/></draw:frame></text:p>
      <text:p text:style-name="P13"/>
      <text:p text:style-name="P13"/>
      <text:p text:style-name="P13"><draw:frame draw:style-name="fr1" draw:name="Об'єкт41" text:anchor-type="as-char" svg:y="-0.2689in" svg:width="0.5217in" svg:height="0.5028in" draw:z-index="44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13"/>
      <text:p text:style-name="P13"/>
      <text:p text:style-name="P13"><draw:frame draw:style-name="fr1" draw:name="Об'єкт42" text:anchor-type="as-char" svg:y="-0.2382in" svg:width="0.9898in" svg:height="0.4165in" draw:z-index="45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13"/>
      <text:p text:style-name="P13"/>
      <text:p text:style-name="P13"/>
      <text:p text:style-name="P13"><text:span text:style-name="T3"><draw:frame draw:style-name="fr1" draw:name="Об'єкт40" text:anchor-type="as-char" svg:y="-0.2689in" svg:width="4.3366in" svg:height="0.502in" draw:z-index="43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19"/>
      <text:p text:style-name="P13"><text:span text:style-name="T3"><draw:frame draw:style-name="fr1" draw:name="Об'єкт43" text:anchor-type="as-char" svg:y="-0.2689in" svg:width="1.522in" svg:height="0.5028in" draw:z-index="46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p>
      <text:p text:style-name="P13"/>
      <text:p text:style-name="P13"><text:span text:style-name="T3"><draw:frame draw:style-name="fr1" draw:name="Об'єкт44" text:anchor-type="as-char" svg:y="-0.2953in" svg:width="1.9953in" svg:height="0.5543in" draw:z-index="47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/text:p>
      <text:p text:style-name="P13"/>
      <text:p text:style-name="P13"><text:span text:style-name="T3"><draw:frame draw:style-name="fr1" draw:name="Об'єкт45" text:anchor-type="as-char" svg:y="-0.3228in" svg:width="2.4835in" svg:height="0.611in" draw:z-index="48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/text:p>
      <text:p text:style-name="P13"/>
      <text:p text:style-name="P13"/>
      <text:p text:style-name="P13"/>
      <text:p text:style-name="P13"><text:span text:style-name="T3"><draw:frame draw:style-name="fr1" draw:name="Об'єкт46" text:anchor-type="as-char" svg:y="-0.3228in" svg:width="5.7134in" svg:height="0.611in" draw:z-index="49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p>
      <text:p text:style-name="P16"><text:span text:style-name="T4"/></text:p>
      <text:p text:style-name="P13"><text:span text:style-name="T3"><text:tab/><text:tab/><text:tab/><text:tab/><text:tab/><text:tab/><text:tab/><text:tab/><text:tab/><text:tab/><text:tab/></text:span><text:span text:style-name="T3"><draw:frame draw:style-name="fr1" draw:name="Об'єкт47" text:anchor-type="as-char" svg:y="-0.2689in" svg:width="1.948in" svg:height="0.502in" draw:z-index="50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13"/>
      <text:p text:style-name="P13"><text:soft-page-break/><text:span text:style-name="T3"><draw:frame draw:style-name="fr1" draw:name="Об'єкт48" text:anchor-type="as-char" svg:y="-0.2689in" svg:width="1.6181in" svg:height="0.5028in" draw:z-index="51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/text:p>
      <text:p text:style-name="P13"/>
      <text:p text:style-name="P1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3"><draw:frame draw:style-name="fr1" draw:name="Об'єкт51" text:anchor-type="as-char" svg:y="-0.1484in" svg:width="0.7299in" svg:height="0.2098in" draw:z-index="54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/text:p>
      <text:p text:style-name="P17"><text:span text:style-name="T4"/></text:p>
      <text:p text:style-name="P20"><text:span text:style-name="T3"><draw:frame draw:style-name="fr1" draw:name="Об'єкт52" text:anchor-type="as-char" svg:y="-0.1634in" svg:width="0.7063in" svg:height="0.2244in" draw:z-index="55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/text:p>
      <text:p text:style-name="P17"><text:span text:style-name="T4"/></text:p>
      <text:p text:style-name="P20"><text:span text:style-name="T3"><draw:frame draw:style-name="fr1" draw:name="Об'єкт55" text:anchor-type="as-char" svg:y="-0.2689in" svg:width="1.6181in" svg:height="0.5028in" draw:z-index="56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/text:p>
      <text:p text:style-name="P17"/>
      <text:p text:style-name="P20"><text:span text:style-name="T3"><draw:frame draw:style-name="fr1" draw:name="Об'єкт53" text:anchor-type="as-char" svg:y="-0.2382in" svg:width="2.1252in" svg:height="0.4165in" draw:z-index="57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/text:p>
      <text:p text:style-name="P17"><text:span text:style-name="T4"/></text:p>
      <text:p text:style-name="P20"/>
      <text:p text:style-name="P20"/>
      <text:p text:style-name="P20"><text:span text:style-name="T3"><draw:frame draw:style-name="fr1" draw:name="Об'єкт54" text:anchor-type="as-char" svg:y="-0.172in" svg:width="0.9508in" svg:height="0.2083in" draw:z-index="58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/text:p>
      <text:p text:style-name="P20"/>
      <text:p text:style-name="P20"/>
      <text:p text:style-name="P20"><text:span text:style-name="T3"><draw:frame draw:style-name="fr1" draw:name="Об'єкт56" text:anchor-type="as-char" svg:y="-0.172in" svg:width="4.3in" svg:height="0.2201in" draw:z-index="59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/text:p>
      <text:p text:style-name="P17"/>
      <text:p text:style-name="P20"/>
      <text:p text:style-name="P20"><text:span text:style-name="T3"><draw:frame draw:style-name="fr1" draw:name="Об'єкт57" text:anchor-type="as-char" svg:y="-0.1484in" svg:width="0.9634in" svg:height="0.2098in" draw:z-index="60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p>
      <text:p text:style-name="P20"/>
      <text:p text:style-name="P20"/>
      <text:p text:style-name="P20"><text:span text:style-name="T3"><draw:frame draw:style-name="fr1" draw:name="Об'єкт58" text:anchor-type="as-char" svg:y="-0.2181in" svg:width="2.2874in" svg:height="0.4701in" draw:z-index="61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/text:p>
      <text:p text:style-name="P20"/>
      <text:p text:style-name="P20"/>
      <text:p text:style-name="P20"><text:span text:style-name="T3"><draw:frame draw:style-name="fr1" draw:name="Об'єкт59" text:anchor-type="as-char" svg:y="-0.2543in" svg:width="1.6634in" svg:height="0.4744in" draw:z-index="62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3"><draw:frame draw:style-name="fr1" draw:name="Об'єкт61" text:anchor-type="as-char" svg:y="-0.111in" svg:width="0.2717in" svg:height="0.1043in" draw:z-index="64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3"><draw:frame draw:style-name="fr1" draw:name="Об'єкт60" text:anchor-type="as-char" svg:y="-0.2425in" svg:width="1.0925in" svg:height="0.4508in" draw:z-index="63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3"><draw:frame draw:style-name="fr1" draw:name="Об'єкт63" text:anchor-type="as-char" svg:y="-0.111in" svg:width="0.2453in" svg:height="0.1035in" draw:z-index="66"><draw:object xlink:href="./Object 63" xlink:type="simple" xlink:show="embed" xlink:actuate="onLoad"/><draw:image xlink:href="./ObjectReplacements/Object 63" xlink:type="simple" xlink:show="embed" xlink:actuate="onLoad"/><svg:desc>формула</svg:desc></draw:frame></text:span><text:span text:style-name="T3"><draw:frame draw:style-name="fr1" draw:name="Об'єкт62" text:anchor-type="as-char" svg:y="-0.4311in" svg:width="0.5736in" svg:height="0.8035in" draw:z-index="65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/text:p>
      <text:p text:style-name="P20"/>
      <text:p text:style-name="P20"/>
      <text:p text:style-name="P20"><text:span text:style-name="T3"><draw:frame draw:style-name="fr1" draw:name="Об'єкт64" text:anchor-type="as-char" svg:y="-0.2681in" svg:width="1.9228in" svg:height="0.4173in" draw:z-index="67"><draw:object xlink:href="./Object 64" xlink:type="simple" xlink:show="embed" xlink:actuate="onLoad"/><draw:image xlink:href="./ObjectReplacements/Object 64" xlink:type="simple" xlink:show="embed" xlink:actuate="onLoad"/><svg:desc>формула</svg:desc></draw:frame></text:span></text:p>
      <text:p text:style-name="P20"/>
      <text:p text:style-name="P20"/>
      <text:p text:style-name="P20"/>
      <text:p text:style-name="P21"/>
      <text:p text:style-name="P21"><text:span text:style-name="T3"><draw:frame draw:style-name="fr1" draw:name="Об'єкт66" text:anchor-type="as-char" svg:y="-0.1484in" svg:width="0.7299in" svg:height="0.2098in" draw:z-index="68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/text:p>
      <text:p text:style-name="P18"><text:soft-page-break/><text:span text:style-name="T4"/></text:p>
      <text:p text:style-name="P21"><text:span text:style-name="T3"><draw:frame draw:style-name="fr1" draw:name="Об'єкт67" text:anchor-type="as-char" svg:y="-0.2681in" svg:width="0.9693in" svg:height="0.4173in" draw:z-index="69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/text:p>
      <text:p text:style-name="P18"><text:span text:style-name="T4"/></text:p>
      <text:p text:style-name="P21"/>
      <text:p text:style-name="P22"><text:span text:style-name="T2"><draw:frame draw:style-name="fr1" draw:name="Об'єкт65" text:anchor-type="as-char" svg:y="-0.172in" svg:width="0.628in" svg:height="0.2083in" draw:z-index="70"><draw:object xlink:href="./Object 65" xlink:type="simple" xlink:show="embed" xlink:actuate="onLoad"/><draw:image xlink:href="./ObjectReplacements/Object 65" xlink:type="simple" xlink:show="embed" xlink:actuate="onLoad"/><svg:desc>формула</svg:desc></draw:frame></text:span></text:p>
      <text:p text:style-name="P22"/>
      <text:p text:style-name="P22"/>
      <text:p text:style-name="P22"><text:span text:style-name="T2"><draw:frame draw:style-name="fr1" draw:name="Об'єкт68" text:anchor-type="as-char" svg:y="-0.5193in" svg:width="4.5429in" svg:height="0.7138in" draw:z-index="71"><draw:object xlink:href="./Object 68" xlink:type="simple" xlink:show="embed" xlink:actuate="onLoad"/><draw:image xlink:href="./ObjectReplacements/Object 68" xlink:type="simple" xlink:show="embed" xlink:actuate="onLoad"/><svg:desc>формула</svg:desc></draw:frame></text:span></text:p>
      <text:p text:style-name="P22"/>
      <text:p text:style-name="P22"/>
      <text:p text:style-name="P22"><text:span text:style-name="T2"><draw:frame draw:style-name="fr1" draw:name="Об'єкт70" text:anchor-type="as-char" svg:y="-0.7063in" svg:width="2.7402in" svg:height="1.378in" draw:z-index="73"><draw:object xlink:href="./Object 70" xlink:type="simple" xlink:show="embed" xlink:actuate="onLoad"/><draw:image xlink:href="./ObjectReplacements/Object 70" xlink:type="simple" xlink:show="embed" xlink:actuate="onLoad"/><svg:desc>формула</svg:desc></draw:frame></text:span></text:p>
      <text:p text:style-name="P22"/>
      <text:p text:style-name="P22"/>
      <text:p text:style-name="P2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_20_2" draw:display-name="Arrowhead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362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6:29:28.204697000</meta:creation-date>
    <dc:date>2017-04-16T22:01:09.520298000</dc:date>
    <meta:editing-duration>P14DT1H22M15S</meta:editing-duration>
    <meta:editing-cycles>53</meta:editing-cycles>
    <meta:generator>LibreOffice/4.3.1.2$MacOSX_x86 LibreOffice_project/958349dc3b25111dbca392fbc281a05559ef6848</meta:generator>
    <meta:document-statistic meta:table-count="0" meta:image-count="0" meta:object-count="70" meta:page-count="5" meta:paragraph-count="78" meta:word-count="124" meta:character-count="755" meta:non-whitespace-character-count="623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A</mi>
              <mi>n</mi>
            </msub>
            <mo stretchy="false">−</mo>
            <mtext>amount of paths, which ends in the vertex A after n steps</mtext>
          </mrow>
        </mtd>
      </mtr>
      <mtr>
        <mtd>
          <mrow>
            <msub>
              <mi>B</mi>
              <mi>n</mi>
            </msub>
            <mo stretchy="false">−</mo>
            <mtext>amount of paths, which ends in the vertex B after n steps</mtext>
          </mrow>
        </mtd>
      </mtr>
      <mtr>
        <mtd>
          <mrow>
            <msub>
              <mi>C</mi>
              <mi>n</mi>
            </msub>
            <mo stretchy="false">−</mo>
            <mtext>amount of paths, which ends in the vertex C after n steps</mtext>
          </mrow>
        </mtd>
      </mtr>
      <mtr>
        <mtd>
          <mrow>
            <msub>
              <mi>D</mi>
              <mi>n</mi>
            </msub>
            <mo stretchy="false">−</mo>
            <mtext>amount of paths, which ends in the vertex D after n steps</mtext>
          </mrow>
        </mtd>
      </mtr>
      <mtr>
        <mtd>
          <mrow>
            <msub>
              <mi>E</mi>
              <mi>n</mi>
            </msub>
            <mo stretchy="false">−</mo>
            <mtext>amount of paths, which ends in the vertex E after n steps</mtext>
          </mrow>
        </mtd>
      </mtr>
      <mtr>
        <mtd>
          <mrow>
            <msub>
              <mi>F</mi>
              <mi>n</mi>
            </msub>
            <mo stretchy="false">−</mo>
            <mtext>amount of paths, which ends in the vertex F after n steps</mtext>
          </mrow>
        </mtd>
      </mtr>
    </mtable>
    <annotation encoding="StarMath 5.0">A_n - "amount of paths, which ends in the vertex A after n steps" newline 
B_n - "amount of paths, which ends in the vertex B after n steps" newline 
C_n - "amount of paths, which ends in the vertex C after n steps" newline 
D_n - "amount of paths, which ends in the vertex D after n steps" newline 
E_n - "amount of paths, which ends in the vertex E after n steps" newline 
F_n - "amount of paths, which ends in the vertex F after n steps" newline </annotation>
  </semantics>
</math>
</file>

<file path=Object 10/content.xml><?xml version="1.0" encoding="utf-8"?>
<math xmlns="http://www.w3.org/1998/Math/MathML" display="block">
  <semantics>
    <msub>
      <mi>B</mi>
      <mrow>
        <mi>n</mi>
        <mo stretchy="false">−</mo>
        <mn>1</mn>
      </mrow>
    </msub>
    <annotation encoding="StarMath 5.0">B_{n-1}</annotation>
  </semantics>
</math>
</file>

<file path=Object 11/content.xml><?xml version="1.0" encoding="utf-8"?>
<math xmlns="http://www.w3.org/1998/Math/MathML" display="block">
  <semantics>
    <msub>
      <mi>C</mi>
      <mrow>
        <mi>n</mi>
        <mo stretchy="false">−</mo>
        <mn>2</mn>
      </mrow>
    </msub>
    <annotation encoding="StarMath 5.0">C_{n-2}</annotation>
  </semantics>
</math>
</file>

<file path=Object 12/content.xml><?xml version="1.0" encoding="utf-8"?>
<math xmlns="http://www.w3.org/1998/Math/MathML" display="block">
  <semantics>
    <msub>
      <mi>D</mi>
      <mrow>
        <mi>n</mi>
        <mo stretchy="false">−</mo>
        <mn>3</mn>
      </mrow>
    </msub>
    <annotation encoding="StarMath 5.0">D_{n-3}</annotation>
  </semantics>
</math>
</file>

<file path=Object 13/content.xml><?xml version="1.0" encoding="utf-8"?>
<math xmlns="http://www.w3.org/1998/Math/MathML" display="block">
  <semantics>
    <mrow>
      <msub>
        <mi>C</mi>
        <mrow>
          <mi>n</mi>
          <mo stretchy="false">−</mo>
          <mn>2</mn>
        </mrow>
      </msub>
      <mrow>
        <mspace width="0.5em"/>
        <mo stretchy="false">=</mo>
        <mspace width="0.5em"/>
      </mrow>
      <msub>
        <mi>A</mi>
        <mrow>
          <mi>n</mi>
          <mo stretchy="false">−</mo>
          <mn>4</mn>
        </mrow>
      </msub>
      <mrow>
        <mspace width="0.5em"/>
        <mo stretchy="false">+</mo>
        <mspace width="0.5em"/>
      </mrow>
      <mrow>
        <mn>3</mn>
        <mo stretchy="false">⋅</mo>
        <msub>
          <mi>C</mi>
          <mrow>
            <mi>n</mi>
            <mo stretchy="false">−</mo>
            <mn>4</mn>
          </mrow>
        </msub>
      </mrow>
    </mrow>
    <annotation encoding="StarMath 5.0">C_{n-2} `=` A_{ n-4 } `+` 3 cdot C_{ n-4}</annotation>
  </semantics>
</math>
</file>

<file path=Object 14/content.xml><?xml version="1.0" encoding="utf-8"?>
<math xmlns="http://www.w3.org/1998/Math/MathML" display="block">
  <semantics>
    <msub>
      <mi>A</mi>
      <mi>n</mi>
    </msub>
    <annotation encoding="StarMath 5.0">A_n</annotation>
  </semantics>
</math>
</file>

<file path=Object 15/content.xml><?xml version="1.0" encoding="utf-8"?>
<math xmlns="http://www.w3.org/1998/Math/MathML" display="block">
  <semantics>
    <mrow>
      <msub>
        <mi>A</mi>
        <mi>n</mi>
      </msub>
      <mrow>
        <mspace width="0.5em"/>
        <mo stretchy="false">=</mo>
        <mspace width="0.5em"/>
      </mrow>
      <mrow>
        <mn>2</mn>
        <mo stretchy="false">⋅</mo>
        <msub>
          <mi>B</mi>
          <mrow>
            <mi>n</mi>
            <mo stretchy="false">−</mo>
            <mn>1</mn>
          </mrow>
        </msub>
      </mrow>
      <mrow>
        <mspace width="0.5em"/>
        <mo stretchy="false">=</mo>
        <mspace width="0.5em"/>
      </mrow>
      <mrow>
        <mn>2</mn>
        <mo stretchy="false">⋅</mo>
        <msub>
          <mi>A</mi>
          <mrow>
            <mi>n</mi>
            <mo stretchy="false">−</mo>
            <mn>2</mn>
          </mrow>
        </msub>
      </mrow>
      <mrow>
        <mspace width="0.5em"/>
        <mo stretchy="false">+</mo>
        <mspace width="0.5em"/>
      </mrow>
      <mrow>
        <mn>2</mn>
        <mo stretchy="false">⋅</mo>
        <msub>
          <mi>C</mi>
          <mrow>
            <mi>n</mi>
            <mo stretchy="false">−</mo>
            <mn>2</mn>
          </mrow>
        </msub>
      </mrow>
    </mrow>
    <annotation encoding="StarMath 5.0">A_n `=` 2 cdot B_{n-1} `=` 2 cdot A_{ n-2 } `+` 2 cdot C_{ n-2 }</annotation>
  </semantics>
</math>
</file>

<file path=Object 16/content.xml><?xml version="1.0" encoding="utf-8"?>
<math xmlns="http://www.w3.org/1998/Math/MathML" display="block">
  <semantics>
    <mrow>
      <msub>
        <mi>A</mi>
        <mi>n</mi>
      </msub>
      <mrow>
        <mspace width="0.5em"/>
        <mo stretchy="false">=</mo>
        <mspace width="0.5em"/>
      </mrow>
      <mrow>
        <mn>2</mn>
        <mo stretchy="false">⋅</mo>
        <msub>
          <mi>A</mi>
          <mrow>
            <mi>n</mi>
            <mo stretchy="false">−</mo>
            <mn>2</mn>
          </mrow>
        </msub>
      </mrow>
      <mrow>
        <mspace width="0.5em"/>
        <mo stretchy="false">+</mo>
        <mspace width="0.5em"/>
      </mrow>
      <mrow>
        <mn>2</mn>
        <mo stretchy="false">⋅</mo>
        <msub>
          <mi>C</mi>
          <mrow>
            <mi>n</mi>
            <mo stretchy="false">−</mo>
            <mn>2</mn>
          </mrow>
        </msub>
      </mrow>
    </mrow>
    <annotation encoding="StarMath 5.0">A_n `=` 2 cdot A_{ n-2 } `+` 2 cdot C_{ n-2 }</annotation>
  </semantics>
</math>
</file>

<file path=Object 17/content.xml><?xml version="1.0" encoding="utf-8"?>
<math xmlns="http://www.w3.org/1998/Math/MathML" display="block">
  <semantics>
    <mrow>
      <msub>
        <mi>C</mi>
        <mrow>
          <mi>n</mi>
          <mo stretchy="false">−</mo>
          <mn>2</mn>
        </mrow>
      </msub>
      <mrow>
        <mspace width="0.5em"/>
        <mo stretchy="false">=</mo>
        <mspace width="0.5em"/>
      </mrow>
      <msub>
        <mi>A</mi>
        <mrow>
          <mi>n</mi>
          <mo stretchy="false">−</mo>
          <mn>4</mn>
        </mrow>
      </msub>
      <mrow>
        <mspace width="0.5em"/>
        <mo stretchy="false">+</mo>
        <mspace width="0.5em"/>
      </mrow>
      <mrow>
        <mn>3</mn>
        <mo stretchy="false">⋅</mo>
        <msub>
          <mi>C</mi>
          <mrow>
            <mi>n</mi>
            <mo stretchy="false">−</mo>
            <mn>4</mn>
          </mrow>
        </msub>
      </mrow>
    </mrow>
    <annotation encoding="StarMath 5.0">C_{n-2} `=` A_{ n-4 } `+` 3 cdot C_{ n-4}</annotation>
  </semantics>
</math>
</file>

<file path=Object 18/content.xml><?xml version="1.0" encoding="utf-8"?>
<math xmlns="http://www.w3.org/1998/Math/MathML" display="block">
  <semantics>
    <mrow>
      <msub>
        <mi>A</mi>
        <mi>n</mi>
      </msub>
      <mrow>
        <mspace width="0.5em"/>
        <mo stretchy="false">=</mo>
        <mspace width="0.5em"/>
      </mrow>
      <mrow>
        <mn>2</mn>
        <mo stretchy="false">⋅</mo>
        <msub>
          <mi>A</mi>
          <mrow>
            <mi>n</mi>
            <mo stretchy="false">−</mo>
            <mn>2</mn>
          </mrow>
        </msub>
      </mrow>
      <mrow>
        <mspace width="0.5em"/>
        <mo stretchy="false">+</mo>
        <mspace width="0.5em"/>
      </mrow>
      <mrow>
        <mn>2</mn>
        <mo stretchy="false">⋅</mo>
        <msub>
          <mi>C</mi>
          <mrow>
            <mi>n</mi>
            <mo stretchy="false">−</mo>
            <mn>2</mn>
          </mrow>
        </msub>
      </mrow>
      <mspace width="2em"/>
      <mo stretchy="false">⇒</mo>
    </mrow>
    <annotation encoding="StarMath 5.0">A_n `=` 2 cdot A_{ n-2 } `+` 2 cdot C_{ n-2 } ~drarrow</annotation>
  </semantics>
</math>
</file>

<file path=Object 19/content.xml><?xml version="1.0" encoding="utf-8"?>
<math xmlns="http://www.w3.org/1998/Math/MathML" display="block">
  <semantics>
    <mrow>
      <msub>
        <mi>C</mi>
        <mrow>
          <mi>n</mi>
          <mo stretchy="false">−</mo>
          <mn>2</mn>
        </mrow>
      </msub>
      <mrow>
        <mspace width="0.5em"/>
        <mo stretchy="false">=</mo>
        <mspace width="0.5em"/>
      </mrow>
      <msub>
        <mi>A</mi>
        <mrow>
          <mi>n</mi>
          <mo stretchy="false">−</mo>
          <mn>4</mn>
        </mrow>
      </msub>
      <mrow>
        <mspace width="0.5em"/>
        <mo stretchy="false">+</mo>
        <mspace width="0.5em"/>
      </mrow>
      <mrow>
        <mn>3</mn>
        <mo stretchy="false">⋅</mo>
        <msub>
          <mi>C</mi>
          <mrow>
            <mi>n</mi>
            <mo stretchy="false">−</mo>
            <mn>4</mn>
          </mrow>
        </msub>
      </mrow>
      <mspace width="2em"/>
      <mo stretchy="false">⇒</mo>
    </mrow>
    <annotation encoding="StarMath 5.0">C_{n-2} `=` A_{ n-4 } `+` 3 cdot C_{ n-4} ~drarrow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B</mi>
              <mi>n</mi>
            </msub>
            <mo stretchy="false">=</mo>
            <msub>
              <mi>F</mi>
              <mi>n</mi>
            </msub>
          </mrow>
        </mtd>
      </mtr>
      <mtr>
        <mtd>
          <mrow>
            <msub>
              <mi>C</mi>
              <mi>n</mi>
            </msub>
            <mo stretchy="false">=</mo>
            <msub>
              <mi>E</mi>
              <mi>n</mi>
            </msub>
          </mrow>
        </mtd>
      </mtr>
    </mtable>
    <annotation encoding="StarMath 5.0">B_n = F_n newline
C_n = E_n</annotation>
  </semantics>
</math>
</file>

<file path=Object 20/content.xml><?xml version="1.0" encoding="utf-8"?>
<math xmlns="http://www.w3.org/1998/Math/MathML" display="block">
  <semantics>
    <mrow>
      <mo stretchy="false">⇒</mo>
      <mspace width="2em"/>
      <msub>
        <mi>A</mi>
        <mrow>
          <mi>n</mi>
          <mo stretchy="false">−</mo>
          <mn>2</mn>
        </mrow>
      </msub>
      <mrow>
        <mspace width="0.5em"/>
        <mo stretchy="false">=</mo>
        <mspace width="0.5em"/>
      </mrow>
      <mrow>
        <mn>2</mn>
        <mo stretchy="false">⋅</mo>
        <msub>
          <mi>A</mi>
          <mrow>
            <mi>n</mi>
            <mo stretchy="false">−</mo>
            <mn>4</mn>
          </mrow>
        </msub>
      </mrow>
      <mrow>
        <mspace width="0.5em"/>
        <mo stretchy="false">+</mo>
        <mspace width="0.5em"/>
      </mrow>
      <mrow>
        <mn>2</mn>
        <mo stretchy="false">⋅</mo>
        <msub>
          <mi>C</mi>
          <mrow>
            <mi>n</mi>
            <mo stretchy="false">−</mo>
            <mn>4</mn>
          </mrow>
        </msub>
      </mrow>
    </mrow>
    <annotation encoding="StarMath 5.0">drarrow ~ A_{n-2} `=` 2 cdot A_{ n-4 } `+` 2 cdot C_{ n-4 }</annotation>
  </semantics>
</math>
</file>

<file path=Object 21/content.xml><?xml version="1.0" encoding="utf-8"?>
<math xmlns="http://www.w3.org/1998/Math/MathML" display="block">
  <semantics>
    <mrow>
      <mo stretchy="false">⇒</mo>
      <mspace width="2em"/>
      <mrow>
        <mn>2</mn>
        <mo stretchy="false">⋅</mo>
        <msub>
          <mi>C</mi>
          <mrow>
            <mi>n</mi>
            <mo stretchy="false">−</mo>
            <mn>2</mn>
          </mrow>
        </msub>
      </mrow>
      <mrow>
        <mspace width="0.5em"/>
        <mo stretchy="false">=</mo>
        <mspace width="0.5em"/>
      </mrow>
      <mrow>
        <mn>2</mn>
        <mo stretchy="false">⋅</mo>
        <msub>
          <mi>A</mi>
          <mrow>
            <mi>n</mi>
            <mo stretchy="false">−</mo>
            <mn>4</mn>
          </mrow>
        </msub>
      </mrow>
      <mrow>
        <mspace width="0.5em"/>
        <mo stretchy="false">+</mo>
        <mspace width="0.5em"/>
      </mrow>
      <mrow>
        <mn>3</mn>
        <mo stretchy="false">⋅</mo>
        <mn>2</mn>
        <mo stretchy="false">⋅</mo>
        <msub>
          <mi>C</mi>
          <mrow>
            <mi>n</mi>
            <mo stretchy="false">−</mo>
            <mn>4</mn>
          </mrow>
        </msub>
      </mrow>
    </mrow>
    <annotation encoding="StarMath 5.0">drarrow~ 2 cdot C_{ n-2 } `=` 2 cdot A_{ n-4 } `+` 3 cdot 2 cdot C_{ n-4 }</annotation>
  </semantics>
</math>
</file>

<file path=Object 22/content.xml><?xml version="1.0" encoding="utf-8"?>
<math xmlns="http://www.w3.org/1998/Math/MathML" display="block">
  <semantics>
    <mrow>
      <mrow>
        <mn>2</mn>
        <mo stretchy="false">⋅</mo>
        <msub>
          <mi>C</mi>
          <mrow>
            <mi>n</mi>
            <mo stretchy="false">−</mo>
            <mn>4</mn>
          </mrow>
        </msub>
      </mrow>
      <mrow>
        <mspace width="0.5em"/>
        <mo stretchy="false">=</mo>
        <mspace width="0.5em"/>
      </mrow>
      <msub>
        <mi>A</mi>
        <mrow>
          <mi>n</mi>
          <mo stretchy="false">−</mo>
          <mn>2</mn>
        </mrow>
      </msub>
      <mrow>
        <mspace width="0.5em"/>
        <mo stretchy="false">−</mo>
        <mspace width="0.5em"/>
      </mrow>
      <mrow>
        <mn>2</mn>
        <mo stretchy="false">⋅</mo>
        <msub>
          <mi>A</mi>
          <mrow>
            <mi>n</mi>
            <mo stretchy="false">−</mo>
            <mn>4</mn>
          </mrow>
        </msub>
      </mrow>
    </mrow>
    <annotation encoding="StarMath 5.0">2 cdot C_{ n-4 } `=` A_{n-2} `-` 2 cdot A_{ n-4 }</annotation>
  </semantics>
</math>
</file>

<file path=Object 23/content.xml><?xml version="1.0" encoding="utf-8"?>
<math xmlns="http://www.w3.org/1998/Math/MathML" display="block">
  <semantics>
    <mrow>
      <mrow>
        <mn>2</mn>
        <mo stretchy="false">⋅</mo>
        <msub>
          <mi>C</mi>
          <mrow>
            <mi>n</mi>
            <mo stretchy="false">−</mo>
            <mn>2</mn>
          </mrow>
        </msub>
      </mrow>
      <mrow>
        <mspace width="0.5em"/>
        <mo stretchy="false">=</mo>
        <mspace width="0.5em"/>
      </mrow>
      <msub>
        <mi>A</mi>
        <mi>n</mi>
      </msub>
      <mrow>
        <mspace width="0.5em"/>
        <mo stretchy="false">−</mo>
        <mspace width="0.5em"/>
      </mrow>
      <mrow>
        <mn>2</mn>
        <mo stretchy="false">⋅</mo>
        <msub>
          <mi>A</mi>
          <mrow>
            <mi>n</mi>
            <mo stretchy="false">−</mo>
            <mn>2</mn>
          </mrow>
        </msub>
      </mrow>
    </mrow>
    <annotation encoding="StarMath 5.0">2 cdot C_{ n-2 } `=` A_n `-` 2 cdot A_{ n-2 }</annotation>
  </semantics>
</math>
</file>

<file path=Object 24/content.xml><?xml version="1.0" encoding="utf-8"?>
<math xmlns="http://www.w3.org/1998/Math/MathML" display="block">
  <semantics>
    <mrow>
      <mn>2</mn>
      <mo stretchy="false">⋅</mo>
      <msub>
        <mi>C</mi>
        <mrow>
          <mi>n</mi>
          <mo stretchy="false">−</mo>
          <mn>2</mn>
        </mrow>
      </msub>
    </mrow>
    <annotation encoding="StarMath 5.0">2 cdot C_{n-2}</annotation>
  </semantics>
</math>
</file>

<file path=Object 25/content.xml><?xml version="1.0" encoding="utf-8"?>
<math xmlns="http://www.w3.org/1998/Math/MathML" display="block">
  <semantics>
    <mrow>
      <mn>2</mn>
      <mo stretchy="false">⋅</mo>
      <msub>
        <mi>C</mi>
        <mrow>
          <mi>n</mi>
          <mo stretchy="false">−</mo>
          <mn>4</mn>
        </mrow>
      </msub>
    </mrow>
    <annotation encoding="StarMath 5.0">2 cdot C_{n-4}</annotation>
  </semantics>
</math>
</file>

<file path=Object 26/content.xml><?xml version="1.0" encoding="utf-8"?>
<math xmlns="http://www.w3.org/1998/Math/MathML" display="block">
  <semantics>
    <mrow>
      <msub>
        <mi>A</mi>
        <mi>n</mi>
      </msub>
      <mrow>
        <mspace width="0.5em"/>
        <mo stretchy="false">−</mo>
        <mspace width="0.5em"/>
      </mrow>
      <mrow>
        <mn>2</mn>
        <mo stretchy="false">⋅</mo>
        <msub>
          <mi>A</mi>
          <mrow>
            <mi>n</mi>
            <mo stretchy="false">−</mo>
            <mn>2</mn>
          </mrow>
        </msub>
      </mrow>
      <mrow>
        <mspace width="0.5em"/>
        <mo stretchy="false">=</mo>
        <mspace width="0.5em"/>
      </mrow>
      <mrow>
        <mn>2</mn>
        <mo stretchy="false">⋅</mo>
        <msub>
          <mi>A</mi>
          <mrow>
            <mi>n</mi>
            <mo stretchy="false">−</mo>
            <mn>4</mn>
          </mrow>
        </msub>
      </mrow>
      <mrow>
        <mspace width="0.5em"/>
        <mo stretchy="false">+</mo>
        <mspace width="0.5em"/>
      </mrow>
      <mrow>
        <mn>3</mn>
        <mo stretchy="false">⋅</mo>
        <mrow>
          <mo fence="true" stretchy="false">(</mo>
          <mrow>
            <mrow>
              <msub>
                <mi>A</mi>
                <mrow>
                  <mi>n</mi>
                  <mo stretchy="false">−</mo>
                  <mn>2</mn>
                </mrow>
              </msub>
              <mrow>
                <mspace width="0.5em"/>
                <mo stretchy="false">−</mo>
                <mspace width="0.5em"/>
              </mrow>
              <mrow>
                <mn>2</mn>
                <mo stretchy="false">⋅</mo>
                <msub>
                  <mi>A</mi>
                  <mrow>
                    <mi>n</mi>
                    <mo stretchy="false">−</mo>
                    <mn>4</mn>
                  </mrow>
                </msub>
              </mrow>
            </mrow>
          </mrow>
          <mo fence="true" stretchy="false">)</mo>
        </mrow>
      </mrow>
    </mrow>
    <annotation encoding="StarMath 5.0">A_n `-` 2 cdot A_{ n-2 } `=` 2 cdot A_{ n-4 } `+` 3 cdot ( A_{n-2} `-` 2 cdot A_{ n-4 } )</annotation>
  </semantics>
</math>
</file>

<file path=Object 27/content.xml><?xml version="1.0" encoding="utf-8"?>
<math xmlns="http://www.w3.org/1998/Math/MathML" display="block">
  <semantics>
    <mrow>
      <msub>
        <mi>A</mi>
        <mi>n</mi>
      </msub>
      <mrow>
        <mspace width="0.5em"/>
        <mo stretchy="false">=</mo>
        <mspace width="0.5em"/>
      </mrow>
      <mrow>
        <mn>5</mn>
        <mo stretchy="false">⋅</mo>
        <msub>
          <mi>A</mi>
          <mrow>
            <mi>n</mi>
            <mo stretchy="false">−</mo>
            <mn>2</mn>
          </mrow>
        </msub>
      </mrow>
      <mrow>
        <mspace width="0.5em"/>
        <mo stretchy="false">−</mo>
        <mspace width="0.5em"/>
      </mrow>
      <mrow>
        <mn>4</mn>
        <mo stretchy="false">⋅</mo>
        <msub>
          <mi>A</mi>
          <mrow>
            <mi>n</mi>
            <mo stretchy="false">−</mo>
            <mn>4</mn>
          </mrow>
        </msub>
      </mrow>
    </mrow>
    <annotation encoding="StarMath 5.0">A_n `=` 5 cdot A_{ n-2 } `-` 4 cdot A_{n-4}</annotation>
  </semantics>
</math>
</file>

<file path=Object 28/content.xml><?xml version="1.0" encoding="utf-8"?>
<math xmlns="http://www.w3.org/1998/Math/MathML" display="block">
  <semantics>
    <mtable>
      <mtr>
        <mtd>
          <mrow>
            <msub>
              <mi>A</mi>
              <mi>n</mi>
            </msub>
            <mrow>
              <mspace width="0.5em"/>
              <mo stretchy="false">=</mo>
              <mspace width="0.5em"/>
            </mrow>
            <mrow>
              <mn>5</mn>
              <mo stretchy="false">⋅</mo>
              <msub>
                <mi>A</mi>
                <mrow>
                  <mi>n</mi>
                  <mo stretchy="false">−</mo>
                  <mn>2</mn>
                </mrow>
              </msub>
            </mrow>
            <mrow>
              <mspace width="0.5em"/>
              <mo stretchy="false">−</mo>
              <mspace width="0.5em"/>
            </mrow>
            <mrow>
              <mn>4</mn>
              <mo stretchy="false">⋅</mo>
              <msub>
                <mi>A</mi>
                <mrow>
                  <mi>n</mi>
                  <mo stretchy="false">−</mo>
                  <mn>4</mn>
                </mrow>
              </msub>
            </mrow>
          </mrow>
        </mtd>
      </mtr>
      <mtr>
        <mtd>
          <mrow>
            <msub>
              <mi>A</mi>
              <mn>1</mn>
            </msub>
            <mrow>
              <mspace width="0.5em"/>
              <mo stretchy="false">=</mo>
              <mspace width="0.5em"/>
            </mrow>
            <mn>0,</mn>
            <mspace width="0.5em"/>
            <msub>
              <mi>A</mi>
              <mn>2</mn>
            </msub>
            <mrow>
              <mspace width="0.5em"/>
              <mo stretchy="false">=</mo>
              <mspace width="0.5em"/>
            </mrow>
            <mn>2,</mn>
            <mspace width="0.5em"/>
            <msub>
              <mi>A</mi>
              <mn>3</mn>
            </msub>
            <mrow>
              <mspace width="0.5em"/>
              <mo stretchy="false">=</mo>
              <mspace width="0.5em"/>
            </mrow>
            <mn>0,</mn>
            <mspace width="0.5em"/>
            <msub>
              <mi>A</mi>
              <mn>4</mn>
            </msub>
            <mrow>
              <mspace width="0.5em"/>
              <mo stretchy="false">=</mo>
              <mspace width="0.5em"/>
            </mrow>
            <mn>6</mn>
          </mrow>
        </mtd>
      </mtr>
    </mtable>
    <annotation encoding="StarMath 5.0">A_n `=` 5 cdot A_{ n-2 } `-` 4 cdot A_{n-4} newline
A_1 `=` 0,` A_2 `=` 2,` A_3 `=` 0,` A_4 `=` 6</annotation>
  </semantics>
</math>
</file>

<file path=Object 29/content.xml><?xml version="1.0" encoding="utf-8"?>
<math xmlns="http://www.w3.org/1998/Math/MathML" display="block">
  <semantics>
    <mrow>
      <msub>
        <mi>A</mi>
        <mn>1</mn>
      </msub>
      <mtext>  </mtext>
      <msub>
        <mi>A</mi>
        <mn>2</mn>
      </msub>
      <mtext>  </mtext>
      <msub>
        <mi>A</mi>
        <mn>3</mn>
      </msub>
      <mtext>  </mtext>
      <msub>
        <mi>A</mi>
        <mn>4</mn>
      </msub>
      <mtext>  </mtext>
      <msub>
        <mi>A</mi>
        <mn>5</mn>
      </msub>
      <mtext>  </mtext>
      <msub>
        <mi>A</mi>
        <mn>6</mn>
      </msub>
      <mtext>  </mtext>
      <msub>
        <mi>A</mi>
        <mn>7</mn>
      </msub>
      <mtext>  </mtext>
      <msub>
        <mi>A</mi>
        <mn>8</mn>
      </msub>
      <mtext>  ...  </mtext>
      <msub>
        <mi>A</mi>
        <mrow>
          <mn>2</mn>
          <mrow>
            <mi>k</mi>
            <mo stretchy="false">−</mo>
            <mn>4</mn>
          </mrow>
        </mrow>
      </msub>
      <mtext>  </mtext>
      <msub>
        <mi>A</mi>
        <mrow>
          <mn>2</mn>
          <mrow>
            <mi>k</mi>
            <mo stretchy="false">−</mo>
            <mn>3</mn>
          </mrow>
        </mrow>
      </msub>
      <mtext>  </mtext>
      <msub>
        <mi>A</mi>
        <mrow>
          <mn>2</mn>
          <mrow>
            <mi>k</mi>
            <mo stretchy="false">−</mo>
            <mn>2</mn>
          </mrow>
        </mrow>
      </msub>
      <mtext>  </mtext>
      <msub>
        <mi>A</mi>
        <mrow>
          <mn>2</mn>
          <mrow>
            <mi>k</mi>
            <mo stretchy="false">−</mo>
            <mn>1</mn>
          </mrow>
        </mrow>
      </msub>
      <mtext>  </mtext>
      <msub>
        <mi>A</mi>
        <mrow>
          <mn>2</mn>
          <mi>k</mi>
        </mrow>
      </msub>
      <mtext>  </mtext>
      <msub>
        <mi>A</mi>
        <mrow>
          <mn>2</mn>
          <mrow>
            <mi>k</mi>
            <mo stretchy="false">+</mo>
            <mn>1</mn>
          </mrow>
        </mrow>
      </msub>
    </mrow>
    <annotation encoding="StarMath 5.0">A_1 "  " A_2 "  " A_3 "  " A_4 "  " A_5 "  " A_6 "  " A_7 "  " A_8 "  ...  " A_{ 2k - 4 } "  " A_{ 2k-3 } "  " A_{ 2k-2 } "  " A_{ 2k-1 } "  " A_{ 2k } "  " A_{ 2k+1 }</annotation>
  </semantics>
</math>
</file>

<file path=Object 3/content.xml><?xml version="1.0" encoding="utf-8"?>
<math xmlns="http://www.w3.org/1998/Math/MathML" display="block">
  <semantics>
    <mrow>
      <msub>
        <mi>A</mi>
        <mi>n</mi>
      </msub>
      <mrow>
        <mspace width="0.5em"/>
        <mo stretchy="false">=</mo>
        <mspace width="0.5em"/>
      </mrow>
      <mrow>
        <msub>
          <mi>B</mi>
          <mrow>
            <mi>n</mi>
            <mo stretchy="false">−</mo>
            <mn>1</mn>
          </mrow>
        </msub>
        <mo stretchy="false">+</mo>
        <msub>
          <mi>F</mi>
          <mrow>
            <mi>n</mi>
            <mo stretchy="false">−</mo>
            <mn>1</mn>
          </mrow>
        </msub>
      </mrow>
      <mrow>
        <mspace width="0.5em"/>
        <mo stretchy="false">=</mo>
        <mspace width="0.5em"/>
      </mrow>
      <mrow>
        <mn>2</mn>
        <mo stretchy="false">⋅</mo>
        <msub>
          <mi>B</mi>
          <mrow>
            <mi>n</mi>
            <mo stretchy="false">−</mo>
            <mn>1</mn>
          </mrow>
        </msub>
      </mrow>
    </mrow>
    <annotation encoding="StarMath 5.0">A_n `=` B_{n-1} + F_{n-1} `=` 2 cdot B_{n-1}</annotation>
  </semantics>
</math>
</file>

<file path=Object 30/content.xml><?xml version="1.0" encoding="utf-8"?>
<math xmlns="http://www.w3.org/1998/Math/MathML" display="block">
  <semantics>
    <mrow>
      <msub>
        <mi>A</mi>
        <mrow>
          <mn>2</mn>
          <mrow>
            <mi>k</mi>
            <mo stretchy="false">+</mo>
            <mn>1</mn>
          </mrow>
        </mrow>
      </msub>
      <mrow>
        <mspace width="0.5em"/>
        <mo stretchy="false">=</mo>
        <mspace width="0.5em"/>
      </mrow>
      <mn>0</mn>
    </mrow>
    <annotation encoding="StarMath 5.0">A_{2k + 1} `=` 0</annotation>
  </semantics>
</math>
</file>

<file path=Object 31/content.xml><?xml version="1.0" encoding="utf-8"?>
<math xmlns="http://www.w3.org/1998/Math/MathML" display="block">
  <semantics>
    <mrow>
      <msub>
        <mi>A</mi>
        <mrow>
          <mn>2</mn>
          <mi>k</mi>
        </mrow>
      </msub>
      <mrow>
        <mspace width="0.5em"/>
        <mo stretchy="false">=</mo>
        <mspace width="0.5em"/>
      </mrow>
      <mrow>
        <mn>5</mn>
        <mo stretchy="false">⋅</mo>
        <msub>
          <mi>A</mi>
          <mrow>
            <mn>2</mn>
            <mrow>
              <mi>k</mi>
              <mo stretchy="false">−</mo>
              <mn>2</mn>
            </mrow>
          </mrow>
        </msub>
      </mrow>
      <mrow>
        <mspace width="0.5em"/>
        <mo stretchy="false">−</mo>
        <mspace width="0.5em"/>
      </mrow>
      <mrow>
        <mn>4</mn>
        <mo stretchy="false">⋅</mo>
        <msub>
          <mi>A</mi>
          <mrow>
            <mn>2</mn>
            <mrow>
              <mi>k</mi>
              <mo stretchy="false">−</mo>
              <mn>4</mn>
            </mrow>
          </mrow>
        </msub>
      </mrow>
    </mrow>
    <annotation encoding="StarMath 5.0">A_{2k} `=` 5 cdot A_{ 2k-2 } `-` 4 cdot A_{2k-4}</annotation>
  </semantics>
</math>
</file>

<file path=Object 32/content.xml><?xml version="1.0" encoding="utf-8"?>
<math xmlns="http://www.w3.org/1998/Math/MathML" display="block">
  <semantics>
    <mrow>
      <msub>
        <mi>A</mi>
        <mn>2</mn>
      </msub>
      <mrow>
        <mspace width="0.5em"/>
        <mo stretchy="false">=</mo>
        <mspace width="0.5em"/>
      </mrow>
      <mn>2,</mn>
      <mspace width="0.5em"/>
      <msub>
        <mi>A</mi>
        <mn>4</mn>
      </msub>
      <mrow>
        <mspace width="0.5em"/>
        <mo stretchy="false">=</mo>
        <mspace width="0.5em"/>
      </mrow>
      <mn>6</mn>
    </mrow>
    <annotation encoding="StarMath 5.0"> A_2 `=` 2,` A_4 `=` 6</annotation>
  </semantics>
</math>
</file>

<file path=Object 33/content.xml><?xml version="1.0" encoding="utf-8"?>
<math xmlns="http://www.w3.org/1998/Math/MathML" display="block">
  <semantics>
    <mrow>
      <msub>
        <mi>A</mi>
        <mrow>
          <mn>2</mn>
          <mi>k</mi>
        </mrow>
      </msub>
      <mrow>
        <mspace width="0.5em"/>
        <mo stretchy="false">=</mo>
        <mspace width="0.5em"/>
      </mrow>
      <mrow>
        <mn>5</mn>
        <mo stretchy="false">⋅</mo>
        <msub>
          <mi>A</mi>
          <mrow>
            <mn>2</mn>
            <mrow>
              <mi>k</mi>
              <mo stretchy="false">−</mo>
              <mn>2</mn>
            </mrow>
          </mrow>
        </msub>
      </mrow>
      <mrow>
        <mspace width="0.5em"/>
        <mo stretchy="false">−</mo>
        <mspace width="0.5em"/>
      </mrow>
      <mrow>
        <mn>4</mn>
        <mo stretchy="false">⋅</mo>
        <msub>
          <mi>A</mi>
          <mrow>
            <mn>2</mn>
            <mrow>
              <mi>k</mi>
              <mo stretchy="false">−</mo>
              <mn>4</mn>
            </mrow>
          </mrow>
        </msub>
      </mrow>
      <mtext>   </mtext>
      <mo stretchy="false">⇔</mo>
      <mtext>   </mtext>
      <msub>
        <mi>A</mi>
        <mrow>
          <mn>2</mn>
          <mo stretchy="false">⋅</mo>
          <mi>k</mi>
        </mrow>
      </msub>
      <mrow>
        <mspace width="0.5em"/>
        <mo stretchy="false">=</mo>
        <mspace width="0.5em"/>
      </mrow>
      <mrow>
        <mn>5</mn>
        <mo stretchy="false">⋅</mo>
        <msub>
          <mi>A</mi>
          <mrow>
            <mn>2</mn>
            <mo stretchy="false">⋅</mo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</msub>
      </mrow>
      <mrow>
        <mspace width="0.5em"/>
        <mo stretchy="false">−</mo>
        <mspace width="0.5em"/>
      </mrow>
      <mrow>
        <mn>4</mn>
        <mo stretchy="false">⋅</mo>
        <msub>
          <mi>A</mi>
          <mrow>
            <mn>2</mn>
            <mo stretchy="false">⋅</mo>
            <mrow>
              <mo fence="true" stretchy="false">(</mo>
              <mrow>
                <mrow>
                  <mi>k</mi>
                  <mo stretchy="false">−</mo>
                  <mn>2</mn>
                </mrow>
              </mrow>
              <mo fence="true" stretchy="false">)</mo>
            </mrow>
          </mrow>
        </msub>
      </mrow>
      <mtext>   </mtext>
      <mo stretchy="false">⇒</mo>
    </mrow>
    <annotation encoding="StarMath 5.0">A_{2k} `=` 5 cdot A_{ 2k-2 } `-` 4 cdot A_{2k-4} "   " dlrarrow  "   " A_{2 cdot k} `=` 5 cdot A_{ 2 cdot (k-1) } `-` 4 cdot A_{2 cdot (k-2)}  "   " drarrow</annotation>
  </semantics>
</math>
</file>

<file path=Object 34/content.xml><?xml version="1.0" encoding="utf-8"?>
<math xmlns="http://www.w3.org/1998/Math/MathML" display="block">
  <semantics>
    <mrow>
      <mo stretchy="false">⇒</mo>
      <mtext>   </mtext>
      <mover accent="true">
        <msub>
          <mi>A</mi>
          <mi>k</mi>
        </msub>
        <mo stretchy="false">~</mo>
      </mover>
      <mrow>
        <mspace width="0.5em"/>
        <mo stretchy="false">=</mo>
        <mspace width="0.5em"/>
      </mrow>
      <mrow>
        <mn>5</mn>
        <mo stretchy="false">⋅</mo>
        <msub>
          <mover accent="true">
            <mi>A</mi>
            <mo stretchy="false">~</mo>
          </mover>
          <mrow>
            <mi>k</mi>
            <mo stretchy="false">−</mo>
            <mn>1</mn>
          </mrow>
        </msub>
      </mrow>
      <mrow>
        <mspace width="0.5em"/>
        <mo stretchy="false">−</mo>
        <mspace width="0.5em"/>
      </mrow>
      <mrow>
        <mn>4</mn>
        <mo stretchy="false">⋅</mo>
        <msub>
          <mover accent="true">
            <mi>A</mi>
            <mo stretchy="false">~</mo>
          </mover>
          <mrow>
            <mi>k</mi>
            <mo stretchy="false">−</mo>
            <mn>2</mn>
          </mrow>
        </msub>
      </mrow>
    </mrow>
    <annotation encoding="StarMath 5.0">drarrow "   " tilde A_{k} `=` 5 cdot {tilde A}_{ k-1 } `-` 4 cdot {tilde A}_{k-2}</annotation>
  </semantics>
</math>
</file>

<file path=Object 35/content.xml><?xml version="1.0" encoding="utf-8"?>
<math xmlns="http://www.w3.org/1998/Math/MathML" display="block">
  <semantics>
    <mrow>
      <msub>
        <mi>A</mi>
        <mrow>
          <mn>2</mn>
          <mi>k</mi>
        </mrow>
      </msub>
      <mrow>
        <mspace width="0.5em"/>
        <mo stretchy="false">=</mo>
        <mspace width="0.5em"/>
      </mrow>
      <mover accent="true">
        <msub>
          <mi>A</mi>
          <mi>k</mi>
        </msub>
        <mo stretchy="false">~</mo>
      </mover>
    </mrow>
    <annotation encoding="StarMath 5.0">A_{2k} `=` tilde   A_{k}</annotation>
  </semantics>
</math>
</file>

<file path=Object 36/content.xml><?xml version="1.0" encoding="utf-8"?>
<math xmlns="http://www.w3.org/1998/Math/MathML" display="block">
  <semantics>
    <mrow>
      <msub>
        <mi>A</mi>
        <mrow>
          <mn>2</mn>
          <mrow>
            <mi>k</mi>
            <mo stretchy="false">+</mo>
            <mn>1</mn>
          </mrow>
        </mrow>
      </msub>
      <mrow>
        <mspace width="0.5em"/>
        <mo stretchy="false">=</mo>
        <mspace width="0.5em"/>
      </mrow>
      <mn>0</mn>
    </mrow>
    <annotation encoding="StarMath 5.0">A_{2k + 1} `=` 0</annotation>
  </semantics>
</math>
</file>

<file path=Object 37/content.xml><?xml version="1.0" encoding="utf-8"?>
<math xmlns="http://www.w3.org/1998/Math/MathML" display="block">
  <semantics>
    <mrow>
      <msub>
        <mi>A</mi>
        <mrow>
          <mn>2</mn>
          <mi>k</mi>
        </mrow>
      </msub>
      <mrow>
        <mspace width="0.5em"/>
        <mo stretchy="false">=</mo>
        <mspace width="0.5em"/>
      </mrow>
      <mover accent="true">
        <msub>
          <mi>A</mi>
          <mi>k</mi>
        </msub>
        <mo stretchy="false">~</mo>
      </mover>
    </mrow>
    <annotation encoding="StarMath 5.0">A_{2k} `=` tilde A_k </annotation>
  </semantics>
</math>
</file>

<file path=Object 38/content.xml><?xml version="1.0" encoding="utf-8"?>
<math xmlns="http://www.w3.org/1998/Math/MathML" display="block">
  <semantics>
    <mrow>
      <mover accent="true">
        <msub>
          <mi>A</mi>
          <mi>k</mi>
        </msub>
        <mo stretchy="false">~</mo>
      </mover>
      <mrow>
        <mspace width="0.5em"/>
        <mo stretchy="false">=</mo>
        <mspace width="0.5em"/>
      </mrow>
      <mrow>
        <mn>5</mn>
        <mo stretchy="false">⋅</mo>
        <msub>
          <mover accent="true">
            <mi>A</mi>
            <mo stretchy="false">~</mo>
          </mover>
          <mrow>
            <mi>k</mi>
            <mo stretchy="false">−</mo>
            <mn>1</mn>
          </mrow>
        </msub>
      </mrow>
      <mrow>
        <mspace width="0.5em"/>
        <mo stretchy="false">−</mo>
        <mspace width="0.5em"/>
      </mrow>
      <mrow>
        <mn>4</mn>
        <mo stretchy="false">⋅</mo>
        <msub>
          <mover accent="true">
            <mi>A</mi>
            <mo stretchy="false">~</mo>
          </mover>
          <mrow>
            <mi>k</mi>
            <mo stretchy="false">−</mo>
            <mn>2</mn>
          </mrow>
        </msub>
      </mrow>
    </mrow>
    <annotation encoding="StarMath 5.0">tilde A_{k} `=` 5 cdot {tilde A}_{ k-1 } `-` 4 cdot {tilde A}_{k-2}</annotation>
  </semantics>
</math>
</file>

<file path=Object 39/content.xml><?xml version="1.0" encoding="utf-8"?>
<math xmlns="http://www.w3.org/1998/Math/MathML" display="block">
  <semantics>
    <mrow>
      <msub>
        <mi>A</mi>
        <mn>2</mn>
      </msub>
      <mrow>
        <mspace width="0.5em"/>
        <mo stretchy="false">=</mo>
        <mspace width="0.5em"/>
      </mrow>
      <mover accent="true">
        <msub>
          <mi>A</mi>
          <mn>1</mn>
        </msub>
        <mo stretchy="false">~</mo>
      </mover>
      <mrow>
        <mspace width="0.5em"/>
        <mo stretchy="false">=</mo>
        <mspace width="0.5em"/>
      </mrow>
      <mn>2,</mn>
      <mspace width="0.5em"/>
      <msub>
        <mi>A</mi>
        <mn>4</mn>
      </msub>
      <mrow>
        <mspace width="0.5em"/>
        <mo stretchy="false">=</mo>
        <mspace width="0.5em"/>
      </mrow>
      <mover accent="true">
        <msub>
          <mi>A</mi>
          <mn>2</mn>
        </msub>
        <mo stretchy="false">~</mo>
      </mover>
      <mrow>
        <mspace width="0.5em"/>
        <mo stretchy="false">=</mo>
        <mspace width="0.5em"/>
      </mrow>
      <mn>6</mn>
    </mrow>
    <annotation encoding="StarMath 5.0">A_2 `=` tilde A_1 `=` 2,` A_4 `=` tilde A_2 `=` 6</annotation>
  </semantics>
</math>
</file>

<file path=Object 4/content.xml><?xml version="1.0" encoding="utf-8"?>
<math xmlns="http://www.w3.org/1998/Math/MathML" display="block">
  <semantics>
    <msub>
      <mi>A</mi>
      <mi>n</mi>
    </msub>
    <annotation encoding="StarMath 5.0">A_n</annotation>
  </semantics>
</math>
</file>

<file path=Object 40/content.xml><?xml version="1.0" encoding="utf-8"?>
<math xmlns="http://www.w3.org/1998/Math/MathML" display="block">
  <semantics>
    <mrow>
      <mi>M</mi>
      <mrow>
        <mspace width="0.5em"/>
        <mo stretchy="false">×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1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2</mn>
                  </mrow>
                </msub>
              </mtd>
            </mtr>
          </mtable>
        </mrow>
        <mo fence="true" stretchy="true">)</mo>
      </mrow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row>
                  <mn>5</mn>
                  <mrow>
                    <mtext>  </mtext>
                    <mo stretchy="false">−</mo>
                    <mn>4</mn>
                  </mrow>
                </mrow>
              </mtd>
            </mtr>
            <mtr>
              <mtd>
                <mrow>
                  <mn>1</mn>
                  <mtext>     </mtext>
                  <mn>0</mn>
                </mrow>
              </mtd>
            </mtr>
          </mtable>
        </mrow>
        <mo fence="true" stretchy="true">)</mo>
      </mrow>
      <mrow>
        <mspace width="0.5em"/>
        <mo stretchy="false">×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1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2</mn>
                  </mrow>
                </msub>
              </mtd>
            </mtr>
          </mtable>
        </mrow>
        <mo fence="true" stretchy="true">)</mo>
      </mrow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row>
                  <mrow>
                    <mn>5</mn>
                    <mo stretchy="false">⋅</mo>
                    <msub>
                      <mover accent="true">
                        <mi>A</mi>
                        <mo stretchy="false">~</mo>
                      </mover>
                      <mrow>
                        <mi>k</mi>
                        <mo stretchy="false">−</mo>
                        <mn>1</mn>
                      </mrow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n>4</mn>
                    <mo stretchy="false">⋅</mo>
                    <msub>
                      <mover accent="true">
                        <mi>A</mi>
                        <mo stretchy="false">~</mo>
                      </mover>
                      <mrow>
                        <mi>k</mi>
                        <mo stretchy="false">−</mo>
                        <mn>2</mn>
                      </mrow>
                    </msub>
                  </mrow>
                </mrow>
              </mtd>
            </mtr>
            <mtr>
              <mtd>
                <mrow>
                  <mrow>
                    <mn>1</mn>
                    <mo stretchy="false">⋅</mo>
                    <msub>
                      <mover accent="true">
                        <mi>A</mi>
                        <mo stretchy="false">~</mo>
                      </mover>
                      <mrow>
                        <mi>k</mi>
                        <mo stretchy="false">−</mo>
                        <mn>1</mn>
                      </mrow>
                    </msub>
                  </mrow>
                  <mrow>
                    <mspace width="0.5em"/>
                    <mo stretchy="false">+</mo>
                    <mspace width="0.5em"/>
                  </mrow>
                  <mrow>
                    <mn>0</mn>
                    <mo stretchy="false">⋅</mo>
                    <msub>
                      <mover accent="true">
                        <mi>A</mi>
                        <mo stretchy="false">~</mo>
                      </mover>
                      <mrow>
                        <mi>k</mi>
                        <mo stretchy="false">−</mo>
                        <mn>2</mn>
                      </mrow>
                    </msub>
                  </mrow>
                </mrow>
              </mtd>
            </mtr>
          </mtable>
        </mrow>
        <mo fence="true" stretchy="true">)</mo>
      </mrow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i>k</mi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1</mn>
                  </mrow>
                </msub>
              </mtd>
            </mtr>
          </mtable>
        </mrow>
        <mo fence="true" stretchy="true">)</mo>
      </mrow>
    </mrow>
    <annotation encoding="StarMath 5.0">M `times`  left ( binom{ {tilde A}_{k-1} }{{tilde A}_{k-2}} right )`=` left ( binom{5 "  " -4}{1 "     " 0}  right )` times` left ( binom{ {tilde A}_{k-1} }{{tilde A}_{k-2}} right )  `=` left ( binom{5 cdot  {tilde A}_{k-1} `-` 4 cdot {tilde A}_{k-2} }{1 cdot {tilde A}_{k-1} `+` 0 cdot {tilde A}_{k-2}} right ) `=` left  ( binom {{tilde A}_k}{{tilde A}_{k-1}} right )</annotation>
  </semantics>
</math>
</file>

<file path=Object 41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over accent="true">
                  <mi>A</mi>
                  <mo stretchy="false">~</mo>
                </mover>
                <mrow>
                  <mi>k</mi>
                  <mo stretchy="false">−</mo>
                  <mn>1</mn>
                </mrow>
              </msub>
            </mtd>
          </mtr>
          <mtr>
            <mtd>
              <msub>
                <mover accent="true">
                  <mi>A</mi>
                  <mo stretchy="false">~</mo>
                </mover>
                <mrow>
                  <mi>k</mi>
                  <mo stretchy="false">−</mo>
                  <mn>2</mn>
                </mrow>
              </msub>
            </mtd>
          </mtr>
        </mtable>
      </mrow>
      <mo fence="true" stretchy="true">)</mo>
    </mrow>
    <annotation encoding="StarMath 5.0">left ( binom{ {tilde A}_{k-1} }{{tilde A}_{k-2}} right )</annotation>
  </semantics>
</math>
</file>

<file path=Object 42/content.xml><?xml version="1.0" encoding="utf-8"?>
<math xmlns="http://www.w3.org/1998/Math/MathML" display="block">
  <semantics>
    <mrow>
      <mi>M</mi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row>
                  <mn>5</mn>
                  <mrow>
                    <mtext>  </mtext>
                    <mo stretchy="false">−</mo>
                    <mn>4</mn>
                  </mrow>
                </mrow>
              </mtd>
            </mtr>
            <mtr>
              <mtd>
                <mrow>
                  <mn>1</mn>
                  <mtext>     </mtext>
                  <mn>0</mn>
                </mrow>
              </mtd>
            </mtr>
          </mtable>
        </mrow>
        <mo fence="true" stretchy="true">)</mo>
      </mrow>
    </mrow>
    <annotation encoding="StarMath 5.0">M `=` left ( binom{5 "  " -4}{1 "     " 0}  right )</annotation>
  </semantics>
</math>
</file>

<file path=Object 43/content.xml><?xml version="1.0" encoding="utf-8"?>
<math xmlns="http://www.w3.org/1998/Math/MathML" display="block">
  <semantics>
    <mrow>
      <mi>M</mi>
      <mrow>
        <mspace width="0.5em"/>
        <mo stretchy="false">×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1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2</mn>
                  </mrow>
                </msub>
              </mtd>
            </mtr>
          </mtable>
        </mrow>
        <mo fence="true" stretchy="true">)</mo>
      </mrow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i>k</mi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1</mn>
                  </mrow>
                </msub>
              </mtd>
            </mtr>
          </mtable>
        </mrow>
        <mo fence="true" stretchy="true">)</mo>
      </mrow>
    </mrow>
    <annotation encoding="StarMath 5.0">M `times`  left ( binom{ {tilde A}_{k-1} }{{tilde A}_{k-2}} right )`=` left  ( binom {{tilde A}_k}{{tilde A}_{k-1}} right )</annotation>
  </semantics>
</math>
</file>

<file path=Object 44/content.xml><?xml version="1.0" encoding="utf-8"?>
<math xmlns="http://www.w3.org/1998/Math/MathML" display="block">
  <semantics>
    <mrow>
      <mi>M</mi>
      <mrow>
        <mspace width="0.5em"/>
        <mo stretchy="false">×</mo>
        <mspace width="0.5em"/>
      </mrow>
      <mrow>
        <mo fence="true" stretchy="true">(</mo>
        <mrow>
          <mrow>
            <mi>M</mi>
            <mrow>
              <mspace width="0.5em"/>
              <mo stretchy="false">×</mo>
              <mspace width="0.5em"/>
            </mrow>
            <mrow>
              <mo fence="true" stretchy="true">(</mo>
              <mrow>
                <mtable>
                  <mtr>
                    <mtd>
                      <msub>
                        <mover accent="true">
                          <mi>A</mi>
                          <mo stretchy="false">~</mo>
                        </mover>
                        <mrow>
                          <mi>k</mi>
                          <mo stretchy="false">−</mo>
                          <mn>1</mn>
                        </mrow>
                      </msub>
                    </mtd>
                  </mtr>
                  <mtr>
                    <mtd>
                      <msub>
                        <mover accent="true">
                          <mi>A</mi>
                          <mo stretchy="false">~</mo>
                        </mover>
                        <mrow>
                          <mi>k</mi>
                          <mo stretchy="false">−</mo>
                          <mn>2</mn>
                        </mrow>
                      </msub>
                    </mtd>
                  </mtr>
                </mtable>
              </mrow>
              <mo fence="true" stretchy="true">)</mo>
            </mrow>
          </mrow>
        </mrow>
        <mo fence="true" stretchy="true">)</mo>
      </mrow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+</mo>
                    <mn>1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i>k</mi>
                </msub>
              </mtd>
            </mtr>
          </mtable>
        </mrow>
        <mo fence="true" stretchy="true">)</mo>
      </mrow>
    </mrow>
    <annotation encoding="StarMath 5.0">M `times` left ( M `times`  left ( binom{ {tilde A}_{k-1} }{{tilde A}_{k-2}} right ) right )`=` left  ( binom {{tilde A}_{k+1}}{{tilde A}_{k}} right )</annotation>
  </semantics>
</math>
</file>

<file path=Object 45/content.xml><?xml version="1.0" encoding="utf-8"?>
<math xmlns="http://www.w3.org/1998/Math/MathML" display="block">
  <semantics>
    <mrow>
      <mi>M</mi>
      <mrow>
        <mspace width="0.5em"/>
        <mo stretchy="false">×</mo>
        <mspace width="0.5em"/>
      </mrow>
      <mrow>
        <mo fence="true" stretchy="true">(</mo>
        <mrow>
          <mrow>
            <mi>M</mi>
            <mrow>
              <mspace width="0.5em"/>
              <mo stretchy="false">×</mo>
              <mspace width="0.5em"/>
            </mrow>
            <mrow>
              <mo fence="true" stretchy="true">(</mo>
              <mrow>
                <mrow>
                  <mi>M</mi>
                  <mrow>
                    <mspace width="0.5em"/>
                    <mo stretchy="false">×</mo>
                    <mspace width="0.5em"/>
                  </mrow>
                  <mrow>
                    <mo fence="true" stretchy="true">(</mo>
                    <mrow>
                      <mtable>
                        <mtr>
                          <mtd>
                            <msub>
                              <mover accent="true">
                                <mi>A</mi>
                                <mo stretchy="false">~</mo>
                              </mover>
                              <mrow>
                                <mi>k</mi>
                                <mo stretchy="false">−</mo>
                                <mn>1</mn>
                              </mrow>
                            </msub>
                          </mtd>
                        </mtr>
                        <mtr>
                          <mtd>
                            <msub>
                              <mover accent="true">
                                <mi>A</mi>
                                <mo stretchy="false">~</mo>
                              </mover>
                              <mrow>
                                <mi>k</mi>
                                <mo stretchy="false">−</mo>
                                <mn>2</mn>
                              </mrow>
                            </msub>
                          </mtd>
                        </mtr>
                      </mtable>
                    </mrow>
                    <mo fence="true" stretchy="true">)</mo>
                  </mrow>
                </mrow>
              </mrow>
              <mo fence="true" stretchy="true">)</mo>
            </mrow>
          </mrow>
        </mrow>
        <mo fence="true" stretchy="true">)</mo>
      </mrow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+</mo>
                    <mn>2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+</mo>
                    <mn>1</mn>
                  </mrow>
                </msub>
              </mtd>
            </mtr>
          </mtable>
        </mrow>
        <mo fence="true" stretchy="true">)</mo>
      </mrow>
    </mrow>
    <annotation encoding="StarMath 5.0">M `times` left ( M `times` left ( M `times`  left ( binom{ {tilde A}_{k-1} }{{tilde A}_{k-2}} right ) right ) right )`=` left  ( binom {{tilde A}_{k+2}}{{tilde A}_{k+1}} right )</annotation>
  </semantics>
</math>
</file>

<file path=Object 46/content.xml><?xml version="1.0" encoding="utf-8"?>
<math xmlns="http://www.w3.org/1998/Math/MathML" display="block">
  <semantics>
    <mrow>
      <mi>M</mi>
      <mrow>
        <mspace width="0.5em"/>
        <mo stretchy="false">×</mo>
        <mspace width="0.5em"/>
      </mrow>
      <mrow>
        <mo fence="true" stretchy="true">(</mo>
        <mrow>
          <mrow>
            <mi>M</mi>
            <mrow>
              <mspace width="0.5em"/>
              <mo stretchy="false">×</mo>
              <mspace width="0.5em"/>
            </mrow>
            <mrow>
              <mo fence="true" stretchy="true">(</mo>
              <mrow>
                <mrow>
                  <mi>M</mi>
                  <mrow>
                    <mspace width="0.5em"/>
                    <mo stretchy="false">×</mo>
                    <mspace width="0.5em"/>
                  </mrow>
                  <mrow>
                    <mo fence="true" stretchy="true">(</mo>
                    <mrow>
                      <mtable>
                        <mtr>
                          <mtd>
                            <msub>
                              <mover accent="true">
                                <mi>A</mi>
                                <mo stretchy="false">~</mo>
                              </mover>
                              <mrow>
                                <mi>k</mi>
                                <mo stretchy="false">−</mo>
                                <mn>1</mn>
                              </mrow>
                            </msub>
                          </mtd>
                        </mtr>
                        <mtr>
                          <mtd>
                            <msub>
                              <mover accent="true">
                                <mi>A</mi>
                                <mo stretchy="false">~</mo>
                              </mover>
                              <mrow>
                                <mi>k</mi>
                                <mo stretchy="false">−</mo>
                                <mn>2</mn>
                              </mrow>
                            </msub>
                          </mtd>
                        </mtr>
                      </mtable>
                    </mrow>
                    <mo fence="true" stretchy="true">)</mo>
                  </mrow>
                </mrow>
              </mrow>
              <mo fence="true" stretchy="true">)</mo>
            </mrow>
          </mrow>
        </mrow>
        <mo fence="true" stretchy="true">)</mo>
      </mrow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+</mo>
                    <mn>2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+</mo>
                    <mn>1</mn>
                  </mrow>
                </msub>
              </mtd>
            </mtr>
          </mtable>
        </mrow>
        <mo fence="true" stretchy="true">)</mo>
      </mrow>
      <mtext>    </mtext>
      <mo stretchy="false">⇔</mo>
      <mtext>    </mtext>
      <mrow>
        <mo fence="true" stretchy="true">(</mo>
        <mrow>
          <mrow>
            <mrow>
              <mo fence="true" stretchy="true">(</mo>
              <mrow>
                <mrow>
                  <mi>M</mi>
                  <mrow>
                    <mspace width="0.5em"/>
                    <mo stretchy="false">×</mo>
                    <mspace width="0.5em"/>
                  </mrow>
                  <mi>M</mi>
                </mrow>
              </mrow>
              <mo fence="true" stretchy="true">)</mo>
            </mrow>
            <mrow>
              <mspace width="0.5em"/>
              <mo stretchy="false">×</mo>
              <mspace width="0.5em"/>
            </mrow>
            <mi>M</mi>
          </mrow>
        </mrow>
        <mo fence="true" stretchy="true">)</mo>
      </mrow>
      <mrow>
        <mspace width="0.5em"/>
        <mo stretchy="false">×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1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2</mn>
                  </mrow>
                </msub>
              </mtd>
            </mtr>
          </mtable>
        </mrow>
        <mo fence="true" stretchy="true">)</mo>
      </mrow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+</mo>
                    <mn>2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+</mo>
                    <mn>1</mn>
                  </mrow>
                </msub>
              </mtd>
            </mtr>
          </mtable>
        </mrow>
        <mo fence="true" stretchy="true">)</mo>
      </mrow>
      <mtext>    </mtext>
      <mo stretchy="false">⇔</mo>
    </mrow>
    <annotation encoding="StarMath 5.0">M `times` left ( M `times` left ( M `times`  left ( binom{ {tilde A}_{k-1} }{{tilde A}_{k-2}} right ) right ) right )`=` left  ( binom {{tilde A}_{k+2}}{{tilde A}_{k+1}} right ) "    " dlrarrow "    "  left ( left ( M `times` M right ) `times` M right )` times`  left ( binom{ {tilde A}_{k-1} }{{tilde A}_{k-2}} right )`=` left  ( binom {{tilde A}_{k+2}}{{tilde A}_{k+1}} right ) "    " dlrarrow</annotation>
  </semantics>
</math>
</file>

<file path=Object 47/content.xml><?xml version="1.0" encoding="utf-8"?>
<math xmlns="http://www.w3.org/1998/Math/MathML" display="block">
  <semantics>
    <mrow>
      <mo stretchy="false">⇔</mo>
      <mtext>    </mtext>
      <msup>
        <mi>M</mi>
        <mrow>
          <mspace width="0.5em"/>
          <mn>3</mn>
          <mspace width="0.5em"/>
        </mrow>
      </msup>
      <mrow>
        <mspace width="0.5em"/>
        <mo stretchy="false">×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1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2</mn>
                  </mrow>
                </msub>
              </mtd>
            </mtr>
          </mtable>
        </mrow>
        <mo fence="true" stretchy="true">)</mo>
      </mrow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+</mo>
                    <mn>2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+</mo>
                    <mn>1</mn>
                  </mrow>
                </msub>
              </mtd>
            </mtr>
          </mtable>
        </mrow>
        <mo fence="true" stretchy="true">)</mo>
      </mrow>
    </mrow>
    <annotation encoding="StarMath 5.0">dlrarrow  "    " M^{`3`} `times`  left  ( binom {{tilde A}_{k-1}}{{tilde A}_{k-2}} right ) `=` left  ( binom {{tilde A}_{k+2}}{{tilde A}_{k+1}} right )</annotation>
  </semantics>
</math>
</file>

<file path=Object 48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i>k</mi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1</mn>
                  </mrow>
                </msub>
              </mtd>
            </mtr>
          </mtable>
        </mrow>
        <mo fence="true" stretchy="true">)</mo>
      </mrow>
      <mrow>
        <mspace width="0.5em"/>
        <mo stretchy="false">=</mo>
        <mspace width="0.5em"/>
      </mrow>
      <msup>
        <mi>M</mi>
        <mrow>
          <mspace width="0.5em"/>
          <mrow>
            <mi>k</mi>
            <mo stretchy="false">−</mo>
            <mn>2</mn>
          </mrow>
          <mspace width="0.5em"/>
        </mrow>
      </msup>
      <mrow>
        <mspace width="0.5em"/>
        <mo stretchy="false">×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n>2</mn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n>1</mn>
                </msub>
              </mtd>
            </mtr>
          </mtable>
        </mrow>
        <mo fence="true" stretchy="true">)</mo>
      </mrow>
    </mrow>
    <annotation encoding="StarMath 5.0">left  ( binom {{tilde A}_{k}}{{tilde A}_{k-1}} right ) `=` M^{`k-2`} `times`  left  ( binom {{tilde A}_{2}}{{tilde A}_{1}} right )</annotation>
  </semantics>
</math>
</file>

<file path=Object 49/content.xml><?xml version="1.0" encoding="utf-8"?>
<math xmlns="http://www.w3.org/1998/Math/MathML" display="block">
  <semantics>
    <mrow>
      <mover accent="true">
        <msub>
          <mi>A</mi>
          <mi>k</mi>
        </msub>
        <mo stretchy="false">~</mo>
      </mover>
      <mrow>
        <mspace width="0.5em"/>
        <mo stretchy="false">=</mo>
        <mspace width="0.5em"/>
      </mrow>
      <mrow>
        <mn>5</mn>
        <mo stretchy="false">⋅</mo>
        <msub>
          <mover accent="true">
            <mi>A</mi>
            <mo stretchy="false">~</mo>
          </mover>
          <mrow>
            <mi>k</mi>
            <mo stretchy="false">−</mo>
            <mn>1</mn>
          </mrow>
        </msub>
      </mrow>
      <mrow>
        <mspace width="0.5em"/>
        <mo stretchy="false">−</mo>
        <mspace width="0.5em"/>
      </mrow>
      <mrow>
        <mn>4</mn>
        <mo stretchy="false">⋅</mo>
        <msub>
          <mover accent="true">
            <mi>A</mi>
            <mo stretchy="false">~</mo>
          </mover>
          <mrow>
            <mi>k</mi>
            <mo stretchy="false">−</mo>
            <mn>2</mn>
          </mrow>
        </msub>
      </mrow>
    </mrow>
    <annotation encoding="StarMath 5.0">tilde A_{k} `=` 5 cdot {tilde A}_{ k-1 } `-` 4 cdot {tilde A}_{k-2}</annotation>
  </semantics>
</math>
</file>

<file path=Object 5/content.xml><?xml version="1.0" encoding="utf-8"?>
<math xmlns="http://www.w3.org/1998/Math/MathML" display="block">
  <semantics>
    <mrow>
      <msub>
        <mi>B</mi>
        <mrow>
          <mi>n</mi>
          <mo stretchy="false">−</mo>
          <mn>1</mn>
        </mrow>
      </msub>
      <mo stretchy="false">=</mo>
      <mrow>
        <msub>
          <mi>A</mi>
          <mrow>
            <mi>n</mi>
            <mo stretchy="false">−</mo>
            <mn>2</mn>
          </mrow>
        </msub>
        <mo stretchy="false">+</mo>
        <msub>
          <mi>C</mi>
          <mrow>
            <mi>n</mi>
            <mo stretchy="false">−</mo>
            <mn>2</mn>
          </mrow>
        </msub>
      </mrow>
    </mrow>
    <annotation encoding="StarMath 5.0">B_{n-1} = A_{n-2} + C_{n-2}</annotation>
  </semantics>
</math>
</file>

<file path=Object 50/content.xml><?xml version="1.0" encoding="utf-8"?>
<math xmlns="http://www.w3.org/1998/Math/MathML" display="block">
  <semantics>
    <mrow>
      <mover accent="true">
        <msub>
          <mi>A</mi>
          <mn>1</mn>
        </msub>
        <mo stretchy="false">~</mo>
      </mover>
      <mrow>
        <mspace width="0.5em"/>
        <mo stretchy="false">=</mo>
        <mspace width="0.5em"/>
      </mrow>
      <mn>2,</mn>
      <mspace width="0.5em"/>
      <mover accent="true">
        <msub>
          <mi>A</mi>
          <mn>2</mn>
        </msub>
        <mo stretchy="false">~</mo>
      </mover>
      <mrow>
        <mspace width="0.5em"/>
        <mo stretchy="false">=</mo>
        <mspace width="0.5em"/>
      </mrow>
      <mn>6</mn>
    </mrow>
    <annotation encoding="StarMath 5.0">tilde A_1 `=` 2,` tilde A_2 `=` 6</annotation>
  </semantics>
</math>
</file>

<file path=Object 51/content.xml><?xml version="1.0" encoding="utf-8"?>
<math xmlns="http://www.w3.org/1998/Math/MathML" display="block">
  <semantics>
    <mrow>
      <msub>
        <mi>A</mi>
        <mrow>
          <mn>2</mn>
          <mrow>
            <mi>k</mi>
            <mo stretchy="false">+</mo>
            <mn>1</mn>
          </mrow>
        </mrow>
      </msub>
      <mrow>
        <mspace width="0.5em"/>
        <mo stretchy="false">=</mo>
        <mspace width="0.5em"/>
      </mrow>
      <mn>0</mn>
    </mrow>
    <annotation encoding="StarMath 5.0">A_{2k + 1} `=` 0</annotation>
  </semantics>
</math>
</file>

<file path=Object 52/content.xml><?xml version="1.0" encoding="utf-8"?>
<math xmlns="http://www.w3.org/1998/Math/MathML" display="block">
  <semantics>
    <mrow>
      <msub>
        <mi>A</mi>
        <mrow>
          <mn>2</mn>
          <mi>k</mi>
        </mrow>
      </msub>
      <mrow>
        <mspace width="0.5em"/>
        <mo stretchy="false">=</mo>
        <mspace width="0.5em"/>
      </mrow>
      <mover accent="true">
        <msub>
          <mi>A</mi>
          <mi>k</mi>
        </msub>
        <mo stretchy="false">~</mo>
      </mover>
    </mrow>
    <annotation encoding="StarMath 5.0">A_{2k} `=` tilde A_k </annotation>
  </semantics>
</math>
</file>

<file path=Object 53/content.xml><?xml version="1.0" encoding="utf-8"?>
<math xmlns="http://www.w3.org/1998/Math/MathML" display="block">
  <semantics>
    <mrow>
      <mi>M</mi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row>
                  <mn>5</mn>
                  <mrow>
                    <mtext>  </mtext>
                    <mo stretchy="false">−</mo>
                    <mn>4</mn>
                  </mrow>
                </mrow>
              </mtd>
            </mtr>
            <mtr>
              <mtd>
                <mrow>
                  <mn>1</mn>
                  <mtext>     </mtext>
                  <mn>0</mn>
                </mrow>
              </mtd>
            </mtr>
          </mtable>
        </mrow>
        <mo fence="true" stretchy="true">)</mo>
      </mrow>
      <mi>,</mi>
      <mspace width="0.5em"/>
      <mover accent="true">
        <msub>
          <mi>A</mi>
          <mn>1</mn>
        </msub>
        <mo stretchy="false">~</mo>
      </mover>
      <mrow>
        <mspace width="0.5em"/>
        <mo stretchy="false">=</mo>
        <mspace width="0.5em"/>
      </mrow>
      <mn>2,</mn>
      <mspace width="0.5em"/>
      <mover accent="true">
        <msub>
          <mi>A</mi>
          <mn>2</mn>
        </msub>
        <mo stretchy="false">~</mo>
      </mover>
      <mrow>
        <mspace width="0.5em"/>
        <mo stretchy="false">=</mo>
        <mspace width="0.5em"/>
      </mrow>
      <mn>6</mn>
    </mrow>
    <annotation encoding="StarMath 5.0">M `=` left ( binom{5 "  " -4}{1 "     " 0}  right ),` tilde A_1 `=` 2,` tilde A_2 `=` 6</annotation>
  </semantics>
</math>
</file>

<file path=Object 54/content.xml><?xml version="1.0" encoding="utf-8"?>
<math xmlns="http://www.w3.org/1998/Math/MathML" display="block">
  <semantics>
    <mrow>
      <msup>
        <mi>λ</mi>
        <mn>2</mn>
      </msup>
      <mrow>
        <mspace width="0.5em"/>
        <mo stretchy="false">=</mo>
        <mspace width="0.5em"/>
      </mrow>
      <mrow>
        <mn>5</mn>
        <mo stretchy="false">⋅</mo>
        <mi>λ</mi>
      </mrow>
      <mrow>
        <mspace width="0.5em"/>
        <mo stretchy="false">−</mo>
        <mspace width="0.5em"/>
      </mrow>
      <mn>4</mn>
    </mrow>
    <annotation encoding="StarMath 5.0">λ^2 `=` 5 cdot λ `-` 4 </annotation>
  </semantics>
</math>
</file>

<file path=Object 5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i>k</mi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1</mn>
                  </mrow>
                </msub>
              </mtd>
            </mtr>
          </mtable>
        </mrow>
        <mo fence="true" stretchy="true">)</mo>
      </mrow>
      <mrow>
        <mspace width="0.5em"/>
        <mo stretchy="false">=</mo>
        <mspace width="0.5em"/>
      </mrow>
      <msup>
        <mi>M</mi>
        <mrow>
          <mspace width="0.5em"/>
          <mrow>
            <mi>k</mi>
            <mo stretchy="false">−</mo>
            <mn>2</mn>
          </mrow>
          <mspace width="0.5em"/>
        </mrow>
      </msup>
      <mrow>
        <mspace width="0.5em"/>
        <mo stretchy="false">×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n>2</mn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n>1</mn>
                </msub>
              </mtd>
            </mtr>
          </mtable>
        </mrow>
        <mo fence="true" stretchy="true">)</mo>
      </mrow>
    </mrow>
    <annotation encoding="StarMath 5.0">left  ( binom {{tilde A}_{k}}{{tilde A}_{k-1}} right ) `=` M^{`k-2`} `times`  left  ( binom {{tilde A}_{2}}{{tilde A}_{1}} right )</annotation>
  </semantics>
</math>
</file>

<file path=Object 56/content.xml><?xml version="1.0" encoding="utf-8"?>
<math xmlns="http://www.w3.org/1998/Math/MathML" display="block">
  <semantics>
    <mrow>
      <msup>
        <mi>λ</mi>
        <mn>2</mn>
      </msup>
      <mrow>
        <mspace width="0.5em"/>
        <mo stretchy="false">=</mo>
        <mspace width="0.5em"/>
      </mrow>
      <mrow>
        <mn>5</mn>
        <mo stretchy="false">⋅</mo>
        <mi>λ</mi>
      </mrow>
      <mrow>
        <mspace width="0.5em"/>
        <mo stretchy="false">−</mo>
        <mspace width="0.5em"/>
      </mrow>
      <mn>4</mn>
      <mtext>   </mtext>
      <mo stretchy="false">⇔</mo>
      <mtext>   </mtext>
      <msup>
        <mi>λ</mi>
        <mn>2</mn>
      </msup>
      <mrow>
        <mspace width="0.5em"/>
        <mo stretchy="false">−</mo>
        <mspace width="0.5em"/>
      </mrow>
      <mrow>
        <mn>5</mn>
        <mo stretchy="false">⋅</mo>
        <mi>λ</mi>
      </mrow>
      <mrow>
        <mspace width="0.5em"/>
        <mo stretchy="false">+</mo>
        <mspace width="0.5em"/>
      </mrow>
      <mn>4</mn>
      <mrow>
        <mspace width="0.5em"/>
        <mo stretchy="false">=</mo>
        <mspace width="0.5em"/>
      </mrow>
      <mn>0</mn>
      <mtext>   </mtext>
      <mo stretchy="false">⇔</mo>
      <mtext>   </mtext>
      <mrow>
        <mo fence="true" stretchy="false">(</mo>
        <mrow>
          <mrow>
            <mi>λ</mi>
            <mo stretchy="false">−</mo>
            <mn>1</mn>
          </mrow>
        </mrow>
        <mo fence="true" stretchy="false">)</mo>
      </mrow>
      <mrow>
        <mspace width="0.5em"/>
        <mo stretchy="false">⋅</mo>
        <mspace width="0.5em"/>
      </mrow>
      <mrow>
        <mo fence="true" stretchy="false">(</mo>
        <mrow>
          <mrow>
            <mi>λ</mi>
            <mo stretchy="false">−</mo>
            <mn>4</mn>
          </mrow>
        </mrow>
        <mo fence="true" stretchy="false">)</mo>
      </mrow>
      <mrow>
        <mspace width="0.5em"/>
        <mo stretchy="false">=</mo>
        <mspace width="0.5em"/>
      </mrow>
      <mn>0</mn>
    </mrow>
    <annotation encoding="StarMath 5.0">λ^2 `=` 5 cdot λ `-` 4 "   " dlrarrow "   " λ^2 `-` 5 cdot λ `+` 4 `=` 0 "   " dlrarrow  "   " ( λ - 1 ) `cdot` ( λ - 4 ) `=` 0</annotation>
  </semantics>
</math>
</file>

<file path=Object 57/content.xml><?xml version="1.0" encoding="utf-8"?>
<math xmlns="http://www.w3.org/1998/Math/MathML" display="block">
  <semantics>
    <mrow>
      <mrow>
        <msub>
          <mi>λ</mi>
          <mn>1</mn>
        </msub>
        <mo stretchy="false">=</mo>
        <mn>4,</mn>
      </mrow>
      <mspace width="0.5em"/>
      <msub>
        <mi>λ</mi>
        <mn>2</mn>
      </msub>
      <mrow>
        <mspace width="0.5em"/>
        <mo stretchy="false">=</mo>
        <mspace width="0.5em"/>
      </mrow>
      <mn>1</mn>
    </mrow>
    <annotation encoding="StarMath 5.0">λ_1 = 4,` λ_2 `=` 1</annotation>
  </semantics>
</math>
</file>

<file path=Object 58/content.xml><?xml version="1.0" encoding="utf-8"?>
<math xmlns="http://www.w3.org/1998/Math/MathML" display="block">
  <semantics>
    <mtable>
      <mtr>
        <mtd>
          <mrow>
            <mover accent="true">
              <msub>
                <mi>A</mi>
                <mi>k</mi>
              </msub>
              <mo stretchy="false">~</mo>
            </mover>
            <mrow>
              <mspace width="0.5em"/>
              <mo stretchy="false">=</mo>
              <mspace width="0.5em"/>
            </mrow>
            <mrow>
              <msub>
                <mi>C</mi>
                <mn>1</mn>
              </msub>
              <mo stretchy="false">⋅</mo>
              <msubsup>
                <mi>λ</mi>
                <mn>1</mn>
                <mi>k</mi>
              </msubsup>
            </mrow>
            <mrow>
              <mspace width="0.5em"/>
              <mo stretchy="false">+</mo>
              <mspace width="0.5em"/>
            </mrow>
            <mrow>
              <msub>
                <mi>C</mi>
                <mn>2</mn>
              </msub>
              <mo stretchy="false">⋅</mo>
              <msubsup>
                <mi>λ</mi>
                <mn>2</mn>
                <mi>k</mi>
              </msubsup>
            </mrow>
          </mrow>
        </mtd>
      </mtr>
      <mtr>
        <mtd>
          <mrow>
            <mtext>for some coefficients: </mtext>
            <msub>
              <mi>C</mi>
              <mn>1</mn>
            </msub>
            <mtext> and </mtext>
            <msub>
              <mi>C</mi>
              <mn>2</mn>
            </msub>
          </mrow>
        </mtd>
      </mtr>
    </mtable>
    <annotation encoding="StarMath 5.0">tilde A_k `=` C_1 cdot λ_1^k `+` C_2 cdot λ_2^k newline
"for some coefficients: " C_1 " and " C_2</annotation>
  </semantics>
</math>
</file>

<file path=Object 59/content.xml><?xml version="1.0" encoding="utf-8"?>
<math xmlns="http://www.w3.org/1998/Math/MathML" display="block">
  <semantics>
    <mtable>
      <mtr>
        <mtd>
          <mrow>
            <mover accent="true">
              <msub>
                <mi>A</mi>
                <mn>1</mn>
              </msub>
              <mo stretchy="false">~</mo>
            </mover>
            <mrow>
              <mspace width="0.5em"/>
              <mo stretchy="false">=</mo>
              <mspace width="0.5em"/>
            </mrow>
            <mn>2</mn>
            <mrow>
              <mspace width="0.5em"/>
              <mo stretchy="false">=</mo>
              <mspace width="0.5em"/>
            </mrow>
            <mrow>
              <msub>
                <mi>C</mi>
                <mn>1</mn>
              </msub>
              <mo stretchy="false">⋅</mo>
              <msubsup>
                <mi>λ</mi>
                <mn>1</mn>
                <mn>1</mn>
              </msubsup>
            </mrow>
            <mrow>
              <mspace width="0.5em"/>
              <mo stretchy="false">+</mo>
              <mspace width="0.5em"/>
            </mrow>
            <mrow>
              <msub>
                <mi>C</mi>
                <mn>2</mn>
              </msub>
              <mo stretchy="false">⋅</mo>
              <msubsup>
                <mi>λ</mi>
                <mn>2</mn>
                <mn>1</mn>
              </msubsup>
            </mrow>
          </mrow>
        </mtd>
      </mtr>
      <mtr>
        <mtd>
          <mrow>
            <mover accent="true">
              <msub>
                <mi>A</mi>
                <mn>2</mn>
              </msub>
              <mo stretchy="false">~</mo>
            </mover>
            <mrow>
              <mspace width="0.5em"/>
              <mo stretchy="false">=</mo>
              <mspace width="0.5em"/>
            </mrow>
            <mn>6</mn>
            <mrow>
              <mspace width="0.5em"/>
              <mo stretchy="false">=</mo>
              <mspace width="0.5em"/>
            </mrow>
            <mrow>
              <msub>
                <mi>C</mi>
                <mn>1</mn>
              </msub>
              <mo stretchy="false">⋅</mo>
              <msubsup>
                <mi>λ</mi>
                <mn>1</mn>
                <mn>2</mn>
              </msubsup>
            </mrow>
            <mrow>
              <mspace width="0.5em"/>
              <mo stretchy="false">+</mo>
              <mspace width="0.5em"/>
            </mrow>
            <mrow>
              <msub>
                <mi>C</mi>
                <mn>2</mn>
              </msub>
              <mo stretchy="false">⋅</mo>
              <msubsup>
                <mi>λ</mi>
                <mn>2</mn>
                <mn>2</mn>
              </msubsup>
            </mrow>
          </mrow>
        </mtd>
      </mtr>
    </mtable>
    <annotation encoding="StarMath 5.0">tilde A_1 `=` 2 `=` C_1 cdot λ_1^1 `+` C_2 cdot λ_2^1 newline
tilde A_2 `=` 6 `=` C_1 cdot λ_1^2 `+` C_2 cdot λ_2^2</annotation>
  </semantics>
</math>
</file>

<file path=Object 6/content.xml><?xml version="1.0" encoding="utf-8"?>
<math xmlns="http://www.w3.org/1998/Math/MathML" display="block">
  <semantics>
    <mrow>
      <msub>
        <mi>C</mi>
        <mrow>
          <mi>n</mi>
          <mo stretchy="false">−</mo>
          <mn>2</mn>
        </mrow>
      </msub>
      <mo stretchy="false">=</mo>
      <mrow>
        <msub>
          <mi>B</mi>
          <mrow>
            <mi>n</mi>
            <mo stretchy="false">−</mo>
            <mn>3</mn>
          </mrow>
        </msub>
        <mo stretchy="false">+</mo>
        <msub>
          <mi>D</mi>
          <mrow>
            <mi>n</mi>
            <mo stretchy="false">−</mo>
            <mn>3</mn>
          </mrow>
        </msub>
      </mrow>
    </mrow>
    <annotation encoding="StarMath 5.0">C_{n-2} = B_{n-3} + D_{n-3}</annotation>
  </semantics>
</math>
</file>

<file path=Object 60/content.xml><?xml version="1.0" encoding="utf-8"?>
<math xmlns="http://www.w3.org/1998/Math/MathML" display="block">
  <semantics>
    <mtable>
      <mtr>
        <mtd>
          <mrow>
            <mrow>
              <msub>
                <mi>C</mi>
                <mn>1</mn>
              </msub>
              <mo stretchy="false">⋅</mo>
              <mn>4</mn>
            </mrow>
            <mrow>
              <mspace width="0.5em"/>
              <mo stretchy="false">+</mo>
              <mspace width="0.5em"/>
            </mrow>
            <msub>
              <mi>C</mi>
              <mn>2</mn>
            </msub>
            <mrow>
              <mspace width="0.5em"/>
              <mo stretchy="false">=</mo>
              <mspace width="0.5em"/>
            </mrow>
            <mn>2</mn>
          </mrow>
        </mtd>
      </mtr>
      <mtr>
        <mtd>
          <mrow>
            <mrow>
              <msub>
                <mi>C</mi>
                <mn>1</mn>
              </msub>
              <mo stretchy="false">⋅</mo>
              <msup>
                <mn>4</mn>
                <mn>2</mn>
              </msup>
            </mrow>
            <mrow>
              <mspace width="0.5em"/>
              <mo stretchy="false">+</mo>
              <mspace width="0.5em"/>
            </mrow>
            <msub>
              <mi>C</mi>
              <mn>2</mn>
            </msub>
            <mrow>
              <mspace width="0.5em"/>
              <mo stretchy="false">=</mo>
              <mspace width="0.5em"/>
            </mrow>
            <mn>6</mn>
          </mrow>
        </mtd>
      </mtr>
    </mtable>
    <annotation encoding="StarMath 5.0">C_1 cdot 4 `+` C_2 `=` 2 newline
C_1 cdot 4^2 `+` C_2 `=` 6</annotation>
  </semantics>
</math>
</file>

<file path=Object 61/content.xml><?xml version="1.0" encoding="utf-8"?>
<math xmlns="http://www.w3.org/1998/Math/MathML" display="block">
  <semantics>
    <mo stretchy="false">⇔</mo>
    <annotation encoding="StarMath 5.0">dlrarrow</annotation>
  </semantics>
</math>
</file>

<file path=Object 62/content.xml><?xml version="1.0" encoding="utf-8"?>
<math xmlns="http://www.w3.org/1998/Math/MathML" display="block">
  <semantics>
    <mtable>
      <mtr>
        <mtd>
          <mrow>
            <msub>
              <mi>C</mi>
              <mn>1</mn>
            </msub>
            <mrow>
              <mspace width="0.5em"/>
              <mo stretchy="false">=</mo>
              <mspace width="0.5em"/>
            </mrow>
            <mfrac>
              <mn>1</mn>
              <mn>3</mn>
            </mfrac>
          </mrow>
        </mtd>
      </mtr>
      <mtr>
        <mtd>
          <mrow>
            <msub>
              <mi>C</mi>
              <mn>1</mn>
            </msub>
            <mrow>
              <mspace width="0.5em"/>
              <mo stretchy="false">=</mo>
              <mspace width="0.5em"/>
            </mrow>
            <mfrac>
              <mn>2</mn>
              <mn>3</mn>
            </mfrac>
          </mrow>
        </mtd>
      </mtr>
    </mtable>
    <annotation encoding="StarMath 5.0">C_1 `=` {1 over 3} newline
C_1 `=` {2 over 3}</annotation>
  </semantics>
</math>
</file>

<file path=Object 63/content.xml><?xml version="1.0" encoding="utf-8"?>
<math xmlns="http://www.w3.org/1998/Math/MathML" display="block">
  <semantics>
    <mo stretchy="false">⇒</mo>
    <annotation encoding="StarMath 5.0">drarrow</annotation>
  </semantics>
</math>
</file>

<file path=Object 64/content.xml><?xml version="1.0" encoding="utf-8"?>
<math xmlns="http://www.w3.org/1998/Math/MathML" display="block">
  <semantics>
    <mrow>
      <mover accent="true">
        <msub>
          <mi>A</mi>
          <mi>k</mi>
        </msub>
        <mo stretchy="false">~</mo>
      </mover>
      <mrow>
        <mspace width="0.5em"/>
        <mo stretchy="false">=</mo>
        <mspace width="0.5em"/>
      </mrow>
      <mrow>
        <mfrac>
          <mn>1</mn>
          <mn>3</mn>
        </mfrac>
        <mo stretchy="false">⋅</mo>
        <msup>
          <mn>4</mn>
          <mi>k</mi>
        </msup>
      </mrow>
      <mrow>
        <mspace width="0.5em"/>
        <mo stretchy="false">+</mo>
        <mspace width="0.5em"/>
      </mrow>
      <mrow>
        <mfrac>
          <mn>2</mn>
          <mn>3</mn>
        </mfrac>
        <mo stretchy="false">⋅</mo>
        <msup>
          <mn>1</mn>
          <mi>k</mi>
        </msup>
      </mrow>
      <mrow>
        <mspace width="0.5em"/>
        <mo stretchy="false">=</mo>
        <mspace width="0.5em"/>
      </mrow>
      <mfrac>
        <mrow>
          <msup>
            <mn>4</mn>
            <mi>k</mi>
          </msup>
          <mrow>
            <mspace width="0.5em"/>
            <mo stretchy="false">+</mo>
            <mspace width="0.5em"/>
          </mrow>
          <mn>2</mn>
        </mrow>
        <mn>3</mn>
      </mfrac>
    </mrow>
    <annotation encoding="StarMath 5.0">tilde A_k `=` {1 over 3} cdot4^k `+` {2 over 3} cdot 1^k `=` {{4^k `+` 2} over 3 }</annotation>
  </semantics>
</math>
</file>

<file path=Object 65/content.xml><?xml version="1.0" encoding="utf-8"?>
<math xmlns="http://www.w3.org/1998/Math/MathML" display="block">
  <semantics>
    <mrow>
      <msup>
        <mn>2</mn>
        <mrow>
          <mn>2</mn>
          <mi>k</mi>
        </mrow>
      </msup>
      <mrow>
        <mspace width="0.5em"/>
        <mo stretchy="false">=</mo>
        <mspace width="0.5em"/>
      </mrow>
      <msup>
        <mn>4</mn>
        <mi>k</mi>
      </msup>
    </mrow>
    <annotation encoding="StarMath 5.0">2^{ 2k } `=` 4^k</annotation>
  </semantics>
</math>
</file>

<file path=Object 66/content.xml><?xml version="1.0" encoding="utf-8"?>
<math xmlns="http://www.w3.org/1998/Math/MathML" display="block">
  <semantics>
    <mrow>
      <msub>
        <mi>A</mi>
        <mrow>
          <mn>2</mn>
          <mrow>
            <mi>k</mi>
            <mo stretchy="false">+</mo>
            <mn>1</mn>
          </mrow>
        </mrow>
      </msub>
      <mrow>
        <mspace width="0.5em"/>
        <mo stretchy="false">=</mo>
        <mspace width="0.5em"/>
      </mrow>
      <mn>0</mn>
    </mrow>
    <annotation encoding="StarMath 5.0">A_{2k + 1} `=` 0</annotation>
  </semantics>
</math>
</file>

<file path=Object 67/content.xml><?xml version="1.0" encoding="utf-8"?>
<math xmlns="http://www.w3.org/1998/Math/MathML" display="block">
  <semantics>
    <mrow>
      <msub>
        <mi>A</mi>
        <mrow>
          <mn>2</mn>
          <mi>k</mi>
        </mrow>
      </msub>
      <mrow>
        <mspace width="0.5em"/>
        <mo stretchy="false">=</mo>
        <mspace width="0.5em"/>
      </mrow>
      <mfrac>
        <mrow>
          <msup>
            <mn>4</mn>
            <mi>k</mi>
          </msup>
          <mrow>
            <mspace width="0.5em"/>
            <mo stretchy="false">+</mo>
            <mspace width="0.5em"/>
          </mrow>
          <mn>2</mn>
        </mrow>
        <mn>3</mn>
      </mfrac>
    </mrow>
    <annotation encoding="StarMath 5.0">A_{2k} `=`  {{4^k `+` 2} over 3 }</annotation>
  </semantics>
</math>
</file>

<file path=Object 68/content.xml><?xml version="1.0" encoding="utf-8"?>
<math xmlns="http://www.w3.org/1998/Math/MathML" display="block">
  <semantics>
    <mrow>
      <mi>P</mi>
      <mrow>
        <mo fence="true" stretchy="false">(</mo>
        <mrow>
          <mtext>arrive into vertex A after 2k steps</mtext>
        </mrow>
        <mo fence="true" stretchy="false">)</mo>
      </mrow>
      <mrow>
        <mspace width="0.5em"/>
        <mo stretchy="false">=</mo>
        <mspace width="0.5em"/>
      </mrow>
      <mfrac>
        <mrow>
          <mo fence="true" stretchy="true">(</mo>
          <mrow>
            <mfrac>
              <mrow>
                <msup>
                  <mn>4</mn>
                  <mi>k</mi>
                </msup>
                <mrow>
                  <mspace width="0.5em"/>
                  <mo stretchy="false">+</mo>
                  <mspace width="0.5em"/>
                </mrow>
                <mn>2</mn>
              </mrow>
              <mn>3</mn>
            </mfrac>
          </mrow>
          <mo fence="true" stretchy="true">)</mo>
        </mrow>
        <msup>
          <mn>2</mn>
          <mrow>
            <mn>2</mn>
            <mi>k</mi>
          </mrow>
        </msup>
      </mfrac>
      <mrow>
        <mspace width="0.5em"/>
        <mo stretchy="false">=</mo>
        <mspace width="0.5em"/>
      </mrow>
      <mfrac>
        <mn>1</mn>
        <mn>3</mn>
      </mfrac>
      <mrow>
        <mspace width="0.5em"/>
        <mo stretchy="false">⋅</mo>
        <mspace width="0.5em"/>
      </mrow>
      <mrow>
        <mo fence="true" stretchy="true">(</mo>
        <mrow>
          <mrow>
            <mn>1</mn>
            <mrow>
              <mspace width="0.5em"/>
              <mo stretchy="false">+</mo>
              <mspace width="0.5em"/>
            </mrow>
            <mfrac>
              <mn>1</mn>
              <msup>
                <mn>2</mn>
                <mrow>
                  <mn>2</mn>
                  <mrow>
                    <mi>k</mi>
                    <mo stretchy="false">−</mo>
                    <mn>1</mn>
                  </mrow>
                </mrow>
              </msup>
            </mfrac>
          </mrow>
        </mrow>
        <mo fence="true" stretchy="true">)</mo>
      </mrow>
    </mrow>
    <annotation encoding="StarMath 5.0">P("arrive into vertex A after 2k steps")`=`{ {left ( {4^k `+` 2} over 3 right ) over 2^{2k}} } `=` { 1 over 3 } `cdot`left ( 1 `+` {1 over 2^{2k-1}} right )</annotation>
  </semantics>
</math>
</file>

<file path=Object 69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row>
                  <mi mathvariant="italic">curr</mi>
                  <mi>,</mi>
                  <mspace width="0.5em"/>
                  <mi>N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n>1,</mn>
            <mtext> if </mtext>
            <mi>N</mi>
            <mrow>
              <mspace width="0.5em"/>
              <mo stretchy="false">=</mo>
              <mspace width="0.5em"/>
            </mrow>
            <mn>0,</mn>
            <mspace width="0.5em"/>
            <mi mathvariant="italic">curr</mi>
            <mrow>
              <mspace width="0.5em"/>
              <mo stretchy="false">=</mo>
              <mspace width="0.5em"/>
            </mrow>
            <mn>0</mn>
          </mrow>
        </mtd>
      </mtr>
      <mtr>
        <mtd>
          <mrow>
            <mi>F</mi>
            <mrow>
              <mo fence="true" stretchy="false">(</mo>
              <mrow>
                <mrow>
                  <mi mathvariant="italic">curr</mi>
                  <mi>,</mi>
                  <mspace width="0.5em"/>
                  <mi>N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n>0,</mn>
            <mtext> if </mtext>
            <mi>N</mi>
            <mrow>
              <mspace width="0.5em"/>
              <mo stretchy="false">=</mo>
              <mspace width="0.5em"/>
            </mrow>
            <mn>0,</mn>
            <mspace width="0.5em"/>
            <mi mathvariant="italic">curr</mi>
            <mrow>
              <mspace width="0.5em"/>
              <mo stretchy="false">≠</mo>
              <mspace width="0.5em"/>
            </mrow>
            <mn>0</mn>
          </mrow>
        </mtd>
      </mtr>
      <mtr>
        <mtd>
          <mrow>
            <mi>F</mi>
            <mrow>
              <mo fence="true" stretchy="false">(</mo>
              <mrow>
                <mrow>
                  <mi mathvariant="italic">curr</mi>
                  <mi>,</mi>
                  <mspace width="0.5em"/>
                  <mi>N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i>F</mi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 mathvariant="italic">curr</mi>
                        <mo stretchy="false">+</mo>
                        <mn>1</mn>
                      </mrow>
                    </mrow>
                    <mo fence="true" stretchy="false">)</mo>
                  </mrow>
                  <mspace width="0.5em"/>
                  <mi mathvariant="italic">mod</mi>
                  <mspace width="0.5em"/>
                  <mi>V</mi>
                  <mi>,</mi>
                  <mspace width="0.5em"/>
                  <mrow>
                    <mi>N</mi>
                    <mo stretchy="false">−</mo>
                    <mn>1</mn>
                  </mrow>
                </mrow>
              </mrow>
              <mo fence="true" stretchy="false">)</mo>
            </mrow>
            <mrow>
              <mspace width="0.5em"/>
              <mo stretchy="false">+</mo>
              <mspace width="0.5em"/>
            </mrow>
            <mi>F</mi>
            <mrow>
              <mo fence="true" stretchy="false">(</mo>
              <mrow>
                <mrow>
                  <mrow>
                    <mi>V</mi>
                    <mo stretchy="false">−</mo>
                    <mn>1,</mn>
                  </mrow>
                  <mspace width="0.5em"/>
                  <mrow>
                    <mi>N</mi>
                    <mo stretchy="false">−</mo>
                    <mn>1</mn>
                  </mrow>
                </mrow>
              </mrow>
              <mo fence="true" stretchy="false">)</mo>
            </mrow>
            <mi>,</mi>
            <mtext>     if </mtext>
            <mi mathvariant="italic">curr</mi>
            <mrow>
              <mspace width="0.5em"/>
              <mo stretchy="false">=</mo>
              <mspace width="0.5em"/>
            </mrow>
            <mn>0,</mn>
            <mspace width="0.5em"/>
            <mi>N</mi>
            <mrow>
              <mspace width="0.5em"/>
              <mo stretchy="false">≠</mo>
              <mspace width="0.5em"/>
            </mrow>
            <mn>0</mn>
          </mrow>
        </mtd>
      </mtr>
      <mtr>
        <mtd>
          <mrow>
            <mi>F</mi>
            <mrow>
              <mo fence="true" stretchy="false">(</mo>
              <mrow>
                <mrow>
                  <mi mathvariant="italic">curr</mi>
                  <mi>,</mi>
                  <mspace width="0.5em"/>
                  <mi>N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i>F</mi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 mathvariant="italic">curr</mi>
                        <mo stretchy="false">+</mo>
                        <mn>1</mn>
                      </mrow>
                    </mrow>
                    <mo fence="true" stretchy="false">)</mo>
                  </mrow>
                  <mspace width="0.5em"/>
                  <mi mathvariant="italic">mod</mi>
                  <mspace width="0.5em"/>
                  <mi>V</mi>
                  <mi>,</mi>
                  <mspace width="0.5em"/>
                  <mrow>
                    <mi>N</mi>
                    <mo stretchy="false">−</mo>
                    <mn>1</mn>
                  </mrow>
                </mrow>
              </mrow>
              <mo fence="true" stretchy="false">)</mo>
            </mrow>
            <mrow>
              <mspace width="0.5em"/>
              <mo stretchy="false">+</mo>
              <mspace width="0.5em"/>
            </mrow>
            <mi>F</mi>
            <mrow>
              <mo fence="true" stretchy="false">(</mo>
              <mrow>
                <mrow>
                  <mrow>
                    <mi mathvariant="italic">curr</mi>
                    <mo stretchy="false">−</mo>
                    <mn>1,</mn>
                  </mrow>
                  <mspace width="0.5em"/>
                  <mrow>
                    <mi>N</mi>
                    <mo stretchy="false">−</mo>
                    <mn>1</mn>
                  </mrow>
                </mrow>
              </mrow>
              <mo fence="true" stretchy="false">)</mo>
            </mrow>
            <mi>,</mi>
            <mtext> if </mtext>
            <mi mathvariant="italic">curr</mi>
            <mrow>
              <mspace width="0.5em"/>
              <mo stretchy="false">≠</mo>
              <mspace width="0.5em"/>
            </mrow>
            <mn>0,</mn>
            <mspace width="0.5em"/>
            <mi>N</mi>
            <mrow>
              <mspace width="0.5em"/>
              <mo stretchy="false">≠</mo>
              <mspace width="0.5em"/>
            </mrow>
            <mn>0</mn>
          </mrow>
        </mtd>
      </mtr>
    </mtable>
    <annotation encoding="StarMath 5.0">F(curr,` N) `=` 1," if " N `=` 0,` curr`=`0 newline
F(curr,` N) `=` 0," if " N `=` 0,` curr`neq`0 newline
F(curr,` N) `=` F( (curr +1) `mod` V,` N-1 ) `+` F(V - 1,` N-1 ),"     if " curr`=`0,` N `neq` 0 newline
F(curr,` N) `=` F( (curr +1) `mod` V,` N-1 ) `+` F(curr - 1,` N-1 )," if " curr`neq`0,` N `neq` 0</annotation>
  </semantics>
</math>
</file>

<file path=Object 7/content.xml><?xml version="1.0" encoding="utf-8"?>
<math xmlns="http://www.w3.org/1998/Math/MathML" display="block">
  <semantics>
    <mrow>
      <msub>
        <mi>D</mi>
        <mrow>
          <mi>n</mi>
          <mo stretchy="false">−</mo>
          <mn>3</mn>
        </mrow>
      </msub>
      <mrow>
        <mspace width="0.5em"/>
        <mo stretchy="false">=</mo>
        <mspace width="0.5em"/>
      </mrow>
      <mrow>
        <msub>
          <mi>C</mi>
          <mrow>
            <mi>n</mi>
            <mo stretchy="false">−</mo>
            <mn>4</mn>
          </mrow>
        </msub>
        <mo stretchy="false">+</mo>
        <msub>
          <mi>E</mi>
          <mrow>
            <mi>n</mi>
            <mo stretchy="false">−</mo>
            <mn>4</mn>
          </mrow>
        </msub>
      </mrow>
      <mrow>
        <mspace width="0.5em"/>
        <mo stretchy="false">=</mo>
        <mspace width="0.5em"/>
      </mrow>
      <mrow>
        <mn>2</mn>
        <mo stretchy="false">⋅</mo>
        <msub>
          <mi>C</mi>
          <mrow>
            <mi>n</mi>
            <mo stretchy="false">−</mo>
            <mn>4</mn>
          </mrow>
        </msub>
      </mrow>
    </mrow>
    <annotation encoding="StarMath 5.0">D_{n-3} `= ` C_{n-4} + E_{n-4} `=` 2 cdot C_{ n-4 }</annotation>
  </semantics>
</math>
</file>

<file path=Object 70/content.xml><?xml version="1.0" encoding="utf-8"?>
<math xmlns="http://www.w3.org/1998/Math/MathML" display="block">
  <semantics>
    <mtable>
      <mtr>
        <mtd>
          <mrow>
            <msub>
              <mi>A</mi>
              <mi>n</mi>
            </msub>
            <mrow>
              <mspace width="0.5em"/>
              <mo stretchy="false">=</mo>
              <mspace width="0.5em"/>
            </mrow>
            <msub>
              <mi>A</mi>
              <mrow>
                <mi>n</mi>
                <mo stretchy="false">−</mo>
                <mn>1</mn>
              </mrow>
            </msub>
            <mrow>
              <mspace width="0.5em"/>
              <mo stretchy="false">+</mo>
              <mspace width="0.5em"/>
            </mrow>
            <mrow>
              <mn>2</mn>
              <mo stretchy="false">⋅</mo>
              <msub>
                <mi>A</mi>
                <mrow>
                  <mi>n</mi>
                  <mo stretchy="false">−</mo>
                  <mn>2</mn>
                </mrow>
              </msub>
            </mrow>
          </mrow>
        </mtd>
      </mtr>
      <mtr>
        <mtd>
          <mrow>
            <msub>
              <mi>A</mi>
              <mi>n</mi>
            </msub>
            <mrow>
              <mspace width="0.5em"/>
              <mo stretchy="false">=</mo>
              <mspace width="0.5em"/>
            </mrow>
            <mrow>
              <mn>4</mn>
              <mo stretchy="false">⋅</mo>
              <msub>
                <mi>A</mi>
                <mrow>
                  <mi>n</mi>
                  <mo stretchy="false">−</mo>
                  <mn>2</mn>
                </mrow>
              </msub>
            </mrow>
          </mrow>
        </mtd>
      </mtr>
      <mtr>
        <mtd>
          <mrow>
            <msub>
              <mi>A</mi>
              <mi>n</mi>
            </msub>
            <mrow>
              <mspace width="0.5em"/>
              <mo stretchy="false">=</mo>
              <mspace width="0.5em"/>
            </mrow>
            <msub>
              <mi>A</mi>
              <mrow>
                <mi>n</mi>
                <mo stretchy="false">−</mo>
                <mn>1</mn>
              </mrow>
            </msub>
            <mrow>
              <mspace width="0.5em"/>
              <mo stretchy="false">+</mo>
              <mspace width="0.5em"/>
            </mrow>
            <mrow>
              <mn>3</mn>
              <mo stretchy="false">⋅</mo>
              <msub>
                <mi>A</mi>
                <mrow>
                  <mi>n</mi>
                  <mo stretchy="false">−</mo>
                  <mn>2</mn>
                </mrow>
              </msub>
            </mrow>
            <mrow>
              <mspace width="0.5em"/>
              <mo stretchy="false">−</mo>
              <mspace width="0.5em"/>
            </mrow>
            <mrow>
              <mn>2</mn>
              <mo stretchy="false">⋅</mo>
              <msub>
                <mi>A</mi>
                <mrow>
                  <mi>n</mi>
                  <mo stretchy="false">−</mo>
                  <mn>3</mn>
                </mrow>
              </msub>
            </mrow>
          </mrow>
        </mtd>
      </mtr>
      <mtr>
        <mtd>
          <mrow>
            <msub>
              <mi>A</mi>
              <mi>n</mi>
            </msub>
            <mrow>
              <mspace width="0.5em"/>
              <mo stretchy="false">=</mo>
              <mspace width="0.5em"/>
            </mrow>
            <mrow>
              <mn>5</mn>
              <mo stretchy="false">⋅</mo>
              <msub>
                <mi>A</mi>
                <mrow>
                  <mi>n</mi>
                  <mo stretchy="false">−</mo>
                  <mn>2</mn>
                </mrow>
              </msub>
            </mrow>
            <mrow>
              <mspace width="0.5em"/>
              <mo stretchy="false">−</mo>
              <mspace width="0.5em"/>
            </mrow>
            <mrow>
              <mn>4</mn>
              <mo stretchy="false">⋅</mo>
              <msub>
                <mi>A</mi>
                <mrow>
                  <mi>n</mi>
                  <mo stretchy="false">−</mo>
                  <mn>4</mn>
                </mrow>
              </msub>
            </mrow>
          </mrow>
        </mtd>
      </mtr>
      <mtr>
        <mtd>
          <mrow>
            <msub>
              <mi>A</mi>
              <mi>n</mi>
            </msub>
            <mrow>
              <mspace width="0.5em"/>
              <mo stretchy="false">=</mo>
              <mspace width="0.5em"/>
            </mrow>
            <msub>
              <mi>A</mi>
              <mrow>
                <mi>n</mi>
                <mo stretchy="false">−</mo>
                <mn>1</mn>
              </mrow>
            </msub>
            <mrow>
              <mspace width="0.5em"/>
              <mo stretchy="false">+</mo>
              <mspace width="0.5em"/>
            </mrow>
            <mrow>
              <mn>4</mn>
              <mo stretchy="false">⋅</mo>
              <msub>
                <mi>A</mi>
                <mrow>
                  <mi>n</mi>
                  <mo stretchy="false">−</mo>
                  <mn>2</mn>
                </mrow>
              </msub>
            </mrow>
            <mrow>
              <mspace width="0.5em"/>
              <mo stretchy="false">−</mo>
              <mspace width="0.5em"/>
            </mrow>
            <mrow>
              <mn>3</mn>
              <mo stretchy="false">⋅</mo>
              <msub>
                <mi>A</mi>
                <mrow>
                  <mi>n</mi>
                  <mo stretchy="false">−</mo>
                  <mn>3</mn>
                </mrow>
              </msub>
            </mrow>
            <mrow>
              <mspace width="0.5em"/>
              <mo stretchy="false">−</mo>
              <mspace width="0.5em"/>
            </mrow>
            <mrow>
              <mn>2</mn>
              <mo stretchy="false">⋅</mo>
              <msub>
                <mi>A</mi>
                <mrow>
                  <mi>n</mi>
                  <mo stretchy="false">−</mo>
                  <mn>4</mn>
                </mrow>
              </msub>
            </mrow>
          </mrow>
        </mtd>
      </mtr>
    </mtable>
    <annotation encoding="StarMath 5.0">A_{n} `=` A_{ n-1 } `+` 2 cdot A_{ n-2 } newline
A_{n} `=` 4 cdot A_{ n-2 } newline
A_{n} `=` A_{n-1} `+` 3 cdot A_{n-2} `-` 2 cdot A_{n-3} newline
A_{n} `=` 5 cdot A_{n-2} `-` 4 cdot A_{n-4} newline
A_{n} `=` A_{ n-1 } `+` 4 cdot A_{ n-2 } `-` 3 cdot A_{ n-3 } `-` 2 cdot A_{ n-4 }</annotation>
  </semantics>
</math>
</file>

<file path=Object 8/content.xml><?xml version="1.0" encoding="utf-8"?>
<math xmlns="http://www.w3.org/1998/Math/MathML" display="block">
  <semantics>
    <msub>
      <mi>C</mi>
      <mrow>
        <mi>n</mi>
        <mo stretchy="false">−</mo>
        <mn>2</mn>
      </mrow>
    </msub>
    <annotation encoding="StarMath 5.0">C_{n-2}</annotation>
  </semantics>
</math>
</file>

<file path=Object 9/content.xml><?xml version="1.0" encoding="utf-8"?>
<math xmlns="http://www.w3.org/1998/Math/MathML" display="block">
  <semantics>
    <mrow>
      <mrow>
        <msub>
          <mi>C</mi>
          <mrow>
            <mi>n</mi>
            <mo stretchy="false">−</mo>
            <mn>2</mn>
          </mrow>
        </msub>
        <mo stretchy="false">=</mo>
        <mrow>
          <msub>
            <mi>B</mi>
            <mrow>
              <mi>n</mi>
              <mo stretchy="false">−</mo>
              <mn>3</mn>
            </mrow>
          </msub>
          <mo stretchy="false">+</mo>
          <msub>
            <mi>D</mi>
            <mrow>
              <mi>n</mi>
              <mo stretchy="false">−</mo>
              <mn>3</mn>
            </mrow>
          </msub>
        </mrow>
      </mrow>
      <mrow>
        <mspace width="0.5em"/>
        <mo stretchy="false">=</mo>
        <mspace width="0.5em"/>
      </mrow>
      <mrow>
        <mrow>
          <mo fence="true" stretchy="false">(</mo>
          <mrow>
            <mrow>
              <msub>
                <mi>A</mi>
                <mrow>
                  <mi>n</mi>
                  <mo stretchy="false">−</mo>
                  <mn>4</mn>
                </mrow>
              </msub>
              <mo stretchy="false">+</mo>
              <msub>
                <mi>C</mi>
                <mrow>
                  <mi>n</mi>
                  <mo stretchy="false">−</mo>
                  <mn>4</mn>
                </mrow>
              </msub>
            </mrow>
          </mrow>
          <mo fence="true" stretchy="false">)</mo>
        </mrow>
        <mo stretchy="false">+</mo>
        <mrow>
          <mn>2</mn>
          <mo stretchy="false">⋅</mo>
          <msub>
            <mi>C</mi>
            <mrow>
              <mi>n</mi>
              <mo stretchy="false">−</mo>
              <mn>4</mn>
            </mrow>
          </msub>
        </mrow>
      </mrow>
    </mrow>
    <annotation encoding="StarMath 5.0">C_{n-2} = B_{n-3} + D_{n-3} `=` (A_{ n-4 } + C_{ n-4 })+2 cdot C_{ n-4}</annotation>
  </semantics>
</math>
</file>